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op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inija</text:p>
          </table:table-cell>
          <table:table-cell office:value-type="string" calcext:value-type="string">
            <text:p>Stanica</text:p>
          </table:table-cell>
          <table:table-cell office:value-type="string" calcext:value-type="string">
            <text:p>Trajanje</text:p>
          </table:table-cell>
          <table:table-cell office:value-type="string" calcext:value-type="string">
            <text:p>Id stan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padni kolodvor</text:p>
          </table:table-cell>
          <table:table-cell office:value-type="float" office:value="0" calcext:value-type="float">
            <text:p>0</text:p>
          </table:table-cell>
          <table:table-cell table:formula="of:=VLOOKUP([.B2];[$'Unique stops'.$A$2:$'Unique stops'.$B$117];2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g dr. F. Tuđmana</text:p>
          </table:table-cell>
          <table:table-cell office:value-type="float" office:value="2" calcext:value-type="float">
            <text:p>2</text:p>
          </table:table-cell>
          <table:table-cell table:formula="of:=VLOOKUP([.B3];[$'Unique stops'.$A$2:$'Unique stops'.$B$117];2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anski trg</text:p>
          </table:table-cell>
          <table:table-cell office:value-type="float" office:value="4" calcext:value-type="float">
            <text:p>4</text:p>
          </table:table-cell>
          <table:table-cell table:formula="of:=VLOOKUP([.B4];[$'Unique stops'.$A$2:$'Unique stops'.$B$117];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nkopanska</text:p>
          </table:table-cell>
          <table:table-cell office:value-type="float" office:value="6" calcext:value-type="float">
            <text:p>6</text:p>
          </table:table-cell>
          <table:table-cell table:formula="of:=VLOOKUP([.B5];[$'Unique stops'.$A$2:$'Unique stops'.$B$117];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g bana J. Jelačića</text:p>
          </table:table-cell>
          <table:table-cell office:value-type="float" office:value="9" calcext:value-type="float">
            <text:p>9</text:p>
          </table:table-cell>
          <table:table-cell table:formula="of:=VLOOKUP([.B6];[$'Unique stops'.$A$2:$'Unique stops'.$B$117];2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g hrvatskih velikana</text:p>
          </table:table-cell>
          <table:table-cell office:value-type="float" office:value="12" calcext:value-type="float">
            <text:p>12</text:p>
          </table:table-cell>
          <table:table-cell table:formula="of:=VLOOKUP([.B7];[$'Unique stops'.$A$2:$'Unique stops'.$B$117];2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g žrtava fašizma</text:p>
          </table:table-cell>
          <table:table-cell office:value-type="float" office:value="14" calcext:value-type="float">
            <text:p>14</text:p>
          </table:table-cell>
          <table:table-cell table:formula="of:=VLOOKUP([.B8];[$'Unique stops'.$A$2:$'Unique stops'.$B$117];2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Šubićeva</text:p>
          </table:table-cell>
          <table:table-cell office:value-type="float" office:value="16" calcext:value-type="float">
            <text:p>16</text:p>
          </table:table-cell>
          <table:table-cell table:formula="of:=VLOOKUP([.B9];[$'Unique stops'.$A$2:$'Unique stops'.$B$117];2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uškanova</text:p>
          </table:table-cell>
          <table:table-cell office:value-type="float" office:value="17" calcext:value-type="float">
            <text:p>17</text:p>
          </table:table-cell>
          <table:table-cell table:formula="of:=VLOOKUP([.B10];[$'Unique stops'.$A$2:$'Unique stops'.$B$117];2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inzelova</text:p>
          </table:table-cell>
          <table:table-cell office:value-type="float" office:value="18" calcext:value-type="float">
            <text:p>18</text:p>
          </table:table-cell>
          <table:table-cell table:formula="of:=VLOOKUP([.B11];[$'Unique stops'.$A$2:$'Unique stops'.$B$117];2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Šulekova</text:p>
          </table:table-cell>
          <table:table-cell office:value-type="float" office:value="19" calcext:value-type="float">
            <text:p>19</text:p>
          </table:table-cell>
          <table:table-cell table:formula="of:=VLOOKUP([.B12];[$'Unique stops'.$A$2:$'Unique stops'.$B$117];2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ambašićeva</text:p>
          </table:table-cell>
          <table:table-cell office:value-type="float" office:value="20" calcext:value-type="float">
            <text:p>20</text:p>
          </table:table-cell>
          <table:table-cell table:formula="of:=VLOOKUP([.B13];[$'Unique stops'.$A$2:$'Unique stops'.$B$117];2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vetice</text:p>
          </table:table-cell>
          <table:table-cell office:value-type="float" office:value="21" calcext:value-type="float">
            <text:p>21</text:p>
          </table:table-cell>
          <table:table-cell table:formula="of:=VLOOKUP([.B14];[$'Unique stops'.$A$2:$'Unique stops'.$B$117];2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rongaj</text:p>
          </table:table-cell>
          <table:table-cell office:value-type="float" office:value="23" calcext:value-type="float">
            <text:p>23</text:p>
          </table:table-cell>
          <table:table-cell table:formula="of:=VLOOKUP([.B15];[$'Unique stops'.$A$2:$'Unique stops'.$B$117];2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Črnomerec</text:p>
          </table:table-cell>
          <table:table-cell office:value-type="float" office:value="0" calcext:value-type="float">
            <text:p>0</text:p>
          </table:table-cell>
          <table:table-cell table:formula="of:=VLOOKUP([.B16];[$'Unique stops'.$A$2:$'Unique stops'.$B$117];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veti Duh</text:p>
          </table:table-cell>
          <table:table-cell office:value-type="float" office:value="3" calcext:value-type="float">
            <text:p>3</text:p>
          </table:table-cell>
          <table:table-cell table:formula="of:=VLOOKUP([.B17];[$'Unique stops'.$A$2:$'Unique stops'.$B$117];2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ndaličina</text:p>
          </table:table-cell>
          <table:table-cell office:value-type="float" office:value="4" calcext:value-type="float">
            <text:p>4</text:p>
          </table:table-cell>
          <table:table-cell table:formula="of:=VLOOKUP([.B18];[$'Unique stops'.$A$2:$'Unique stops'.$B$117];2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lovenska</text:p>
          </table:table-cell>
          <table:table-cell office:value-type="float" office:value="5" calcext:value-type="float">
            <text:p>5</text:p>
          </table:table-cell>
          <table:table-cell table:formula="of:=VLOOKUP([.B19];[$'Unique stops'.$A$2:$'Unique stops'.$B$117];2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g dr. F. Tuđmana</text:p>
          </table:table-cell>
          <table:table-cell office:value-type="float" office:value="8" calcext:value-type="float">
            <text:p>8</text:p>
          </table:table-cell>
          <table:table-cell table:formula="of:=VLOOKUP([.B20];[$'Unique stops'.$A$2:$'Unique stops'.$B$117];2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lovčeva</text:p>
          </table:table-cell>
          <table:table-cell office:value-type="float" office:value="9" calcext:value-type="float">
            <text:p>9</text:p>
          </table:table-cell>
          <table:table-cell table:formula="of:=VLOOKUP([.B21];[$'Unique stops'.$A$2:$'Unique stops'.$B$117];2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žijina</text:p>
          </table:table-cell>
          <table:table-cell office:value-type="float" office:value="11" calcext:value-type="float">
            <text:p>11</text:p>
          </table:table-cell>
          <table:table-cell table:formula="of:=VLOOKUP([.B22];[$'Unique stops'.$A$2:$'Unique stops'.$B$117]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odnikova</text:p>
          </table:table-cell>
          <table:table-cell office:value-type="float" office:value="15" calcext:value-type="float">
            <text:p>15</text:p>
          </table:table-cell>
          <table:table-cell table:formula="of:=VLOOKUP([.B23];[$'Unique stops'.$A$2:$'Unique stops'.$B$117];2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tanički vrt</text:p>
          </table:table-cell>
          <table:table-cell office:value-type="float" office:value="17" calcext:value-type="float">
            <text:p>17</text:p>
          </table:table-cell>
          <table:table-cell table:formula="of:=VLOOKUP([.B24];[$'Unique stops'.$A$2:$'Unique stops'.$B$117];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avni kolodvor</text:p>
          </table:table-cell>
          <table:table-cell office:value-type="float" office:value="19" calcext:value-type="float">
            <text:p>19</text:p>
          </table:table-cell>
          <table:table-cell table:formula="of:=VLOOKUP([.B25];[$'Unique stops'.$A$2:$'Unique stops'.$B$117];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animirova</text:p>
          </table:table-cell>
          <table:table-cell office:value-type="float" office:value="21" calcext:value-type="float">
            <text:p>21</text:p>
          </table:table-cell>
          <table:table-cell table:formula="of:=VLOOKUP([.B26];[$'Unique stops'.$A$2:$'Unique stops'.$B$117];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animirova tržnica</text:p>
          </table:table-cell>
          <table:table-cell office:value-type="float" office:value="24" calcext:value-type="float">
            <text:p>24</text:p>
          </table:table-cell>
          <table:table-cell table:formula="of:=VLOOKUP([.B27];[$'Unique stops'.$A$2:$'Unique stops'.$B$117];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tobusni kolodvor</text:p>
          </table:table-cell>
          <table:table-cell office:value-type="float" office:value="26" calcext:value-type="float">
            <text:p>26</text:p>
          </table:table-cell>
          <table:table-cell table:formula="of:=VLOOKUP([.B28];[$'Unique stops'.$A$2:$'Unique stops'.$B$117];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žićeva</text:p>
          </table:table-cell>
          <table:table-cell office:value-type="float" office:value="28" calcext:value-type="float">
            <text:p>28</text:p>
          </table:table-cell>
          <table:table-cell table:formula="of:=VLOOKUP([.B29];[$'Unique stops'.$A$2:$'Unique stops'.$B$117];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lipska</text:p>
          </table:table-cell>
          <table:table-cell office:value-type="float" office:value="29" calcext:value-type="float">
            <text:p>29</text:p>
          </table:table-cell>
          <table:table-cell table:formula="of:=VLOOKUP([.B30];[$'Unique stops'.$A$2:$'Unique stops'.$B$117];2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dnička</text:p>
          </table:table-cell>
          <table:table-cell office:value-type="float" office:value="31" calcext:value-type="float">
            <text:p>31</text:p>
          </table:table-cell>
          <table:table-cell table:formula="of:=VLOOKUP([.B31];[$'Unique stops'.$A$2:$'Unique stops'.$B$117];2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inzelova</text:p>
          </table:table-cell>
          <table:table-cell office:value-type="float" office:value="33" calcext:value-type="float">
            <text:p>33</text:p>
          </table:table-cell>
          <table:table-cell table:formula="of:=VLOOKUP([.B32];[$'Unique stops'.$A$2:$'Unique stops'.$B$117];2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nje Svetice</text:p>
          </table:table-cell>
          <table:table-cell office:value-type="float" office:value="34" calcext:value-type="float">
            <text:p>34</text:p>
          </table:table-cell>
          <table:table-cell table:formula="of:=VLOOKUP([.B33];[$'Unique stops'.$A$2:$'Unique stops'.$B$117];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vanićgradska</text:p>
          </table:table-cell>
          <table:table-cell office:value-type="float" office:value="36" calcext:value-type="float">
            <text:p>36</text:p>
          </table:table-cell>
          <table:table-cell table:formula="of:=VLOOKUP([.B34];[$'Unique stops'.$A$2:$'Unique stops'.$B$117];2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renščica</text:p>
          </table:table-cell>
          <table:table-cell office:value-type="float" office:value="37" calcext:value-type="float">
            <text:p>37</text:p>
          </table:table-cell>
          <table:table-cell table:formula="of:=VLOOKUP([.B35];[$'Unique stops'.$A$2:$'Unique stops'.$B$117];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taldićeva</text:p>
          </table:table-cell>
          <table:table-cell office:value-type="float" office:value="38" calcext:value-type="float">
            <text:p>38</text:p>
          </table:table-cell>
          <table:table-cell table:formula="of:=VLOOKUP([.B36];[$'Unique stops'.$A$2:$'Unique stops'.$B$117];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Čavićeva</text:p>
          </table:table-cell>
          <table:table-cell office:value-type="float" office:value="40" calcext:value-type="float">
            <text:p>40</text:p>
          </table:table-cell>
          <table:table-cell table:formula="of:=VLOOKUP([.B37];[$'Unique stops'.$A$2:$'Unique stops'.$B$117];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Žitnjak</text:p>
          </table:table-cell>
          <table:table-cell office:value-type="float" office:value="41" calcext:value-type="float">
            <text:p>41</text:p>
          </table:table-cell>
          <table:table-cell table:formula="of:=VLOOKUP([.B38];[$'Unique stops'.$A$2:$'Unique stops'.$B$117];2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ka</text:p>
          </table:table-cell>
          <table:table-cell office:value-type="float" office:value="43" calcext:value-type="float">
            <text:p>43</text:p>
          </table:table-cell>
          <table:table-cell table:formula="of:=VLOOKUP([.B39];[$'Unique stops'.$A$2:$'Unique stops'.$B$117];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nja</text:p>
          </table:table-cell>
          <table:table-cell office:value-type="float" office:value="44" calcext:value-type="float">
            <text:p>44</text:p>
          </table:table-cell>
          <table:table-cell table:formula="of:=VLOOKUP([.B40];[$'Unique stops'.$A$2:$'Unique stops'.$B$117];2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greb. transporti</text:p>
          </table:table-cell>
          <table:table-cell office:value-type="float" office:value="45" calcext:value-type="float">
            <text:p>45</text:p>
          </table:table-cell>
          <table:table-cell table:formula="of:=VLOOKUP([.B41];[$'Unique stops'.$A$2:$'Unique stops'.$B$117];2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višće</text:p>
          </table:table-cell>
          <table:table-cell office:value-type="float" office:value="45" calcext:value-type="float">
            <text:p>45</text:p>
          </table:table-cell>
          <table:table-cell table:formula="of:=VLOOKUP([.B42];[$'Unique stops'.$A$2:$'Unique stops'.$B$117];2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jubljanica</text:p>
          </table:table-cell>
          <table:table-cell office:value-type="float" office:value="0" calcext:value-type="float">
            <text:p>0</text:p>
          </table:table-cell>
          <table:table-cell table:formula="of:=VLOOKUP([.B43];[$'Unique stops'.$A$2:$'Unique stops'.$B$117];2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lska</text:p>
          </table:table-cell>
          <table:table-cell office:value-type="float" office:value="2" calcext:value-type="float">
            <text:p>2</text:p>
          </table:table-cell>
          <table:table-cell table:formula="of:=VLOOKUP([.B44];[$'Unique stops'.$A$2:$'Unique stops'.$B$117];2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hajska</text:p>
          </table:table-cell>
          <table:table-cell office:value-type="float" office:value="4" calcext:value-type="float">
            <text:p>4</text:p>
          </table:table-cell>
          <table:table-cell table:formula="of:=VLOOKUP([.B45];[$'Unique stops'.$A$2:$'Unique stops'.$B$117];2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šnjevački trg</text:p>
          </table:table-cell>
          <table:table-cell office:value-type="float" office:value="5" calcext:value-type="float">
            <text:p>5</text:p>
          </table:table-cell>
          <table:table-cell table:formula="of:=VLOOKUP([.B46];[$'Unique stops'.$A$2:$'Unique stops'.$B$117];2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dalićeva</text:p>
          </table:table-cell>
          <table:table-cell office:value-type="float" office:value="8" calcext:value-type="float">
            <text:p>8</text:p>
          </table:table-cell>
          <table:table-cell table:formula="of:=VLOOKUP([.B47];[$'Unique stops'.$A$2:$'Unique stops'.$B$117];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hnički muzej</text:p>
          </table:table-cell>
          <table:table-cell office:value-type="float" office:value="9" calcext:value-type="float">
            <text:p>9</text:p>
          </table:table-cell>
          <table:table-cell table:formula="of:=VLOOKUP([.B48];[$'Unique stops'.$A$2:$'Unique stops'.$B$117];2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dentski centar</text:p>
          </table:table-cell>
          <table:table-cell office:value-type="float" office:value="10" calcext:value-type="float">
            <text:p>10</text:p>
          </table:table-cell>
          <table:table-cell table:formula="of:=VLOOKUP([.B49];[$'Unique stops'.$A$2:$'Unique stops'.$B$117];2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agrepčanka</text:p>
          </table:table-cell>
          <table:table-cell office:value-type="float" office:value="12" calcext:value-type="float">
            <text:p>12</text:p>
          </table:table-cell>
          <table:table-cell table:formula="of:=VLOOKUP([.B50];[$'Unique stops'.$A$2:$'Unique stops'.$B$117];2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rbik</text:p>
          </table:table-cell>
          <table:table-cell office:value-type="float" office:value="14" calcext:value-type="float">
            <text:p>14</text:p>
          </table:table-cell>
          <table:table-cell table:formula="of:=VLOOKUP([.B51];[$'Unique stops'.$A$2:$'Unique stops'.$B$117];2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veučilišna al.</text:p>
          </table:table-cell>
          <table:table-cell office:value-type="float" office:value="16" calcext:value-type="float">
            <text:p>16</text:p>
          </table:table-cell>
          <table:table-cell table:formula="of:=VLOOKUP([.B52];[$'Unique stops'.$A$2:$'Unique stops'.$B$117];2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ramarska</text:p>
          </table:table-cell>
          <table:table-cell office:value-type="float" office:value="18" calcext:value-type="float">
            <text:p>18</text:p>
          </table:table-cell>
          <table:table-cell table:formula="of:=VLOOKUP([.B53];[$'Unique stops'.$A$2:$'Unique stops'.$B$117];2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sinski</text:p>
          </table:table-cell>
          <table:table-cell office:value-type="float" office:value="20" calcext:value-type="float">
            <text:p>20</text:p>
          </table:table-cell>
          <table:table-cell table:formula="of:=VLOOKUP([.B54];[$'Unique stops'.$A$2:$'Unique stops'.$B$117];2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ruge</text:p>
          </table:table-cell>
          <table:table-cell office:value-type="float" office:value="21" calcext:value-type="float">
            <text:p>21</text:p>
          </table:table-cell>
          <table:table-cell table:formula="of:=VLOOKUP([.B55];[$'Unique stops'.$A$2:$'Unique stops'.$B$117];2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ojarska</text:p>
          </table:table-cell>
          <table:table-cell office:value-type="float" office:value="22" calcext:value-type="float">
            <text:p>22</text:p>
          </table:table-cell>
          <table:table-cell table:formula="of:=VLOOKUP([.B56];[$'Unique stops'.$A$2:$'Unique stops'.$B$117];2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žićeva</text:p>
          </table:table-cell>
          <table:table-cell office:value-type="float" office:value="25" calcext:value-type="float">
            <text:p>25</text:p>
          </table:table-cell>
          <table:table-cell table:formula="of:=VLOOKUP([.B57];[$'Unique stops'.$A$2:$'Unique stops'.$B$117];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lipska</text:p>
          </table:table-cell>
          <table:table-cell office:value-type="float" office:value="26" calcext:value-type="float">
            <text:p>26</text:p>
          </table:table-cell>
          <table:table-cell table:formula="of:=VLOOKUP([.B58];[$'Unique stops'.$A$2:$'Unique stops'.$B$117];2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dnička</text:p>
          </table:table-cell>
          <table:table-cell office:value-type="float" office:value="27" calcext:value-type="float">
            <text:p>27</text:p>
          </table:table-cell>
          <table:table-cell table:formula="of:=VLOOKUP([.B59];[$'Unique stops'.$A$2:$'Unique stops'.$B$117];2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inzelova</text:p>
          </table:table-cell>
          <table:table-cell office:value-type="float" office:value="29" calcext:value-type="float">
            <text:p>29</text:p>
          </table:table-cell>
          <table:table-cell table:formula="of:=VLOOKUP([.B60];[$'Unique stops'.$A$2:$'Unique stops'.$B$117];2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nje Svetice</text:p>
          </table:table-cell>
          <table:table-cell office:value-type="float" office:value="31" calcext:value-type="float">
            <text:p>31</text:p>
          </table:table-cell>
          <table:table-cell table:formula="of:=VLOOKUP([.B61];[$'Unique stops'.$A$2:$'Unique stops'.$B$117];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vanićgradska</text:p>
          </table:table-cell>
          <table:table-cell office:value-type="float" office:value="32" calcext:value-type="float">
            <text:p>32</text:p>
          </table:table-cell>
          <table:table-cell table:formula="of:=VLOOKUP([.B62];[$'Unique stops'.$A$2:$'Unique stops'.$B$117];2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renščica</text:p>
          </table:table-cell>
          <table:table-cell office:value-type="float" office:value="33" calcext:value-type="float">
            <text:p>33</text:p>
          </table:table-cell>
          <table:table-cell table:formula="of:=VLOOKUP([.B63];[$'Unique stops'.$A$2:$'Unique stops'.$B$117];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taldićeva</text:p>
          </table:table-cell>
          <table:table-cell office:value-type="float" office:value="34" calcext:value-type="float">
            <text:p>34</text:p>
          </table:table-cell>
          <table:table-cell table:formula="of:=VLOOKUP([.B64];[$'Unique stops'.$A$2:$'Unique stops'.$B$117];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Čavićeva</text:p>
          </table:table-cell>
          <table:table-cell office:value-type="float" office:value="36" calcext:value-type="float">
            <text:p>36</text:p>
          </table:table-cell>
          <table:table-cell table:formula="of:=VLOOKUP([.B65];[$'Unique stops'.$A$2:$'Unique stops'.$B$117];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Žitnjak</text:p>
          </table:table-cell>
          <table:table-cell office:value-type="float" office:value="38" calcext:value-type="float">
            <text:p>38</text:p>
          </table:table-cell>
          <table:table-cell table:formula="of:=VLOOKUP([.B66];[$'Unique stops'.$A$2:$'Unique stops'.$B$117];2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ka</text:p>
          </table:table-cell>
          <table:table-cell office:value-type="float" office:value="39" calcext:value-type="float">
            <text:p>39</text:p>
          </table:table-cell>
          <table:table-cell table:formula="of:=VLOOKUP([.B67];[$'Unique stops'.$A$2:$'Unique stops'.$B$117];2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unja</text:p>
          </table:table-cell>
          <table:table-cell office:value-type="float" office:value="40" calcext:value-type="float">
            <text:p>40</text:p>
          </table:table-cell>
          <table:table-cell table:formula="of:=VLOOKUP([.B68];[$'Unique stops'.$A$2:$'Unique stops'.$B$117];2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agreb. transporti</text:p>
          </table:table-cell>
          <table:table-cell office:value-type="float" office:value="41" calcext:value-type="float">
            <text:p>41</text:p>
          </table:table-cell>
          <table:table-cell table:formula="of:=VLOOKUP([.B69];[$'Unique stops'.$A$2:$'Unique stops'.$B$117];2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višće</text:p>
          </table:table-cell>
          <table:table-cell office:value-type="float" office:value="42" calcext:value-type="float">
            <text:p>42</text:p>
          </table:table-cell>
          <table:table-cell table:formula="of:=VLOOKUP([.B70];[$'Unique stops'.$A$2:$'Unique stops'.$B$117];2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vski most</text:p>
          </table:table-cell>
          <table:table-cell office:value-type="float" office:value="0" calcext:value-type="float">
            <text:p>0</text:p>
          </table:table-cell>
          <table:table-cell table:formula="of:=VLOOKUP([.B71];[$'Unique stops'.$A$2:$'Unique stops'.$B$117];2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slačka</text:p>
          </table:table-cell>
          <table:table-cell office:value-type="float" office:value="2" calcext:value-type="float">
            <text:p>2</text:p>
          </table:table-cell>
          <table:table-cell table:formula="of:=VLOOKUP([.B72];[$'Unique stops'.$A$2:$'Unique stops'.$B$117];2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savlje</text:p>
          </table:table-cell>
          <table:table-cell office:value-type="float" office:value="3" calcext:value-type="float">
            <text:p>3</text:p>
          </table:table-cell>
          <table:table-cell table:formula="of:=VLOOKUP([.B73];[$'Unique stops'.$A$2:$'Unique stops'.$B$117];2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jesnik</text:p>
          </table:table-cell>
          <table:table-cell office:value-type="float" office:value="6" calcext:value-type="float">
            <text:p>6</text:p>
          </table:table-cell>
          <table:table-cell table:formula="of:=VLOOKUP([.B74];[$'Unique stops'.$A$2:$'Unique stops'.$B$117];2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čiteljski fakultet</text:p>
          </table:table-cell>
          <table:table-cell office:value-type="float" office:value="8" calcext:value-type="float">
            <text:p>8</text:p>
          </table:table-cell>
          <table:table-cell table:formula="of:=VLOOKUP([.B75];[$'Unique stops'.$A$2:$'Unique stops'.$B$117];2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agrepčanka</text:p>
          </table:table-cell>
          <table:table-cell office:value-type="float" office:value="11" calcext:value-type="float">
            <text:p>11</text:p>
          </table:table-cell>
          <table:table-cell table:formula="of:=VLOOKUP([.B76];[$'Unique stops'.$A$2:$'Unique stops'.$B$117];2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dentski centar</text:p>
          </table:table-cell>
          <table:table-cell office:value-type="float" office:value="13" calcext:value-type="float">
            <text:p>13</text:p>
          </table:table-cell>
          <table:table-cell table:formula="of:=VLOOKUP([.B77];[$'Unique stops'.$A$2:$'Unique stops'.$B$117];2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odnikova</text:p>
          </table:table-cell>
          <table:table-cell office:value-type="float" office:value="14" calcext:value-type="float">
            <text:p>14</text:p>
          </table:table-cell>
          <table:table-cell table:formula="of:=VLOOKUP([.B78];[$'Unique stops'.$A$2:$'Unique stops'.$B$117];2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tanički vrt</text:p>
          </table:table-cell>
          <table:table-cell office:value-type="float" office:value="16" calcext:value-type="float">
            <text:p>16</text:p>
          </table:table-cell>
          <table:table-cell table:formula="of:=VLOOKUP([.B79];[$'Unique stops'.$A$2:$'Unique stops'.$B$117];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lavni kolodvor</text:p>
          </table:table-cell>
          <table:table-cell office:value-type="float" office:value="18" calcext:value-type="float">
            <text:p>18</text:p>
          </table:table-cell>
          <table:table-cell table:formula="of:=VLOOKUP([.B80];[$'Unique stops'.$A$2:$'Unique stops'.$B$117];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nimirova</text:p>
          </table:table-cell>
          <table:table-cell office:value-type="float" office:value="20" calcext:value-type="float">
            <text:p>20</text:p>
          </table:table-cell>
          <table:table-cell table:formula="of:=VLOOKUP([.B81];[$'Unique stops'.$A$2:$'Unique stops'.$B$117];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eraton</text:p>
          </table:table-cell>
          <table:table-cell office:value-type="float" office:value="22" calcext:value-type="float">
            <text:p>22</text:p>
          </table:table-cell>
          <table:table-cell table:formula="of:=VLOOKUP([.B82];[$'Unique stops'.$A$2:$'Unique stops'.$B$117];2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l. za traum.</text:p>
          </table:table-cell>
          <table:table-cell office:value-type="float" office:value="24" calcext:value-type="float">
            <text:p>24</text:p>
          </table:table-cell>
          <table:table-cell table:formula="of:=VLOOKUP([.B83];[$'Unique stops'.$A$2:$'Unique stops'.$B$117];2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raškovićeva</text:p>
          </table:table-cell>
          <table:table-cell office:value-type="float" office:value="26" calcext:value-type="float">
            <text:p>26</text:p>
          </table:table-cell>
          <table:table-cell table:formula="of:=VLOOKUP([.B84];[$'Unique stops'.$A$2:$'Unique stops'.$B$117];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ončinina</text:p>
          </table:table-cell>
          <table:table-cell office:value-type="float" office:value="27" calcext:value-type="float">
            <text:p>27</text:p>
          </table:table-cell>
          <table:table-cell table:formula="of:=VLOOKUP([.B85];[$'Unique stops'.$A$2:$'Unique stops'.$B$117];2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trova</text:p>
          </table:table-cell>
          <table:table-cell office:value-type="float" office:value="29" calcext:value-type="float">
            <text:p>29</text:p>
          </table:table-cell>
          <table:table-cell table:formula="of:=VLOOKUP([.B86];[$'Unique stops'.$A$2:$'Unique stops'.$B$117];2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vaternikov trg</text:p>
          </table:table-cell>
          <table:table-cell office:value-type="float" office:value="31" calcext:value-type="float">
            <text:p>31</text:p>
          </table:table-cell>
          <table:table-cell table:formula="of:=VLOOKUP([.B87];[$'Unique stops'.$A$2:$'Unique stops'.$B$117];2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šićeva</text:p>
          </table:table-cell>
          <table:table-cell office:value-type="float" office:value="32" calcext:value-type="float">
            <text:p>32</text:p>
          </table:table-cell>
          <table:table-cell table:formula="of:=VLOOKUP([.B88];[$'Unique stops'.$A$2:$'Unique stops'.$B$117];2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rdanovac</text:p>
          </table:table-cell>
          <table:table-cell office:value-type="float" office:value="34" calcext:value-type="float">
            <text:p>34</text:p>
          </table:table-cell>
          <table:table-cell table:formula="of:=VLOOKUP([.B89];[$'Unique stops'.$A$2:$'Unique stops'.$B$117];2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k Maksimir</text:p>
          </table:table-cell>
          <table:table-cell office:value-type="float" office:value="35" calcext:value-type="float">
            <text:p>35</text:p>
          </table:table-cell>
          <table:table-cell table:formula="of:=VLOOKUP([.B90];[$'Unique stops'.$A$2:$'Unique stops'.$B$117];2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ndlova</text:p>
          </table:table-cell>
          <table:table-cell office:value-type="float" office:value="37" calcext:value-type="float">
            <text:p>37</text:p>
          </table:table-cell>
          <table:table-cell table:formula="of:=VLOOKUP([.B91];[$'Unique stops'.$A$2:$'Unique stops'.$B$117];2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vnice</text:p>
          </table:table-cell>
          <table:table-cell office:value-type="float" office:value="38" calcext:value-type="float">
            <text:p>38</text:p>
          </table:table-cell>
          <table:table-cell table:formula="of:=VLOOKUP([.B92];[$'Unique stops'.$A$2:$'Unique stops'.$B$117];2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ubrava</text:p>
          </table:table-cell>
          <table:table-cell office:value-type="float" office:value="41" calcext:value-type="float">
            <text:p>41</text:p>
          </table:table-cell>
          <table:table-cell table:formula="of:=VLOOKUP([.B93];[$'Unique stops'.$A$2:$'Unique stops'.$B$117];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jubijska</text:p>
          </table:table-cell>
          <table:table-cell office:value-type="float" office:value="43" calcext:value-type="float">
            <text:p>43</text:p>
          </table:table-cell>
          <table:table-cell table:formula="of:=VLOOKUP([.B94];[$'Unique stops'.$A$2:$'Unique stops'.$B$117];2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pucinska</text:p>
          </table:table-cell>
          <table:table-cell office:value-type="float" office:value="44" calcext:value-type="float">
            <text:p>44</text:p>
          </table:table-cell>
          <table:table-cell table:formula="of:=VLOOKUP([.B95];[$'Unique stops'.$A$2:$'Unique stops'.$B$117];2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ižanska</text:p>
          </table:table-cell>
          <table:table-cell office:value-type="float" office:value="45" calcext:value-type="float">
            <text:p>45</text:p>
          </table:table-cell>
          <table:table-cell table:formula="of:=VLOOKUP([.B96];[$'Unique stops'.$A$2:$'Unique stops'.$B$117];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nkovečka</text:p>
          </table:table-cell>
          <table:table-cell office:value-type="float" office:value="46" calcext:value-type="float">
            <text:p>46</text:p>
          </table:table-cell>
          <table:table-cell table:formula="of:=VLOOKUP([.B97];[$'Unique stops'.$A$2:$'Unique stops'.$B$117];2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Čulinečka</text:p>
          </table:table-cell>
          <table:table-cell office:value-type="float" office:value="47" calcext:value-type="float">
            <text:p>47</text:p>
          </table:table-cell>
          <table:table-cell table:formula="of:=VLOOKUP([.B98];[$'Unique stops'.$A$2:$'Unique stops'.$B$117];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eja javora</text:p>
          </table:table-cell>
          <table:table-cell office:value-type="float" office:value="49" calcext:value-type="float">
            <text:p>49</text:p>
          </table:table-cell>
          <table:table-cell table:formula="of:=VLOOKUP([.B99];[$'Unique stops'.$A$2:$'Unique stops'.$B$117]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janice IV</text:p>
          </table:table-cell>
          <table:table-cell office:value-type="float" office:value="49" calcext:value-type="float">
            <text:p>49</text:p>
          </table:table-cell>
          <table:table-cell table:formula="of:=VLOOKUP([.B100];[$'Unique stops'.$A$2:$'Unique stops'.$B$117];2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ubec</text:p>
          </table:table-cell>
          <table:table-cell office:value-type="float" office:value="52" calcext:value-type="float">
            <text:p>52</text:p>
          </table:table-cell>
          <table:table-cell table:formula="of:=VLOOKUP([.B101];[$'Unique stops'.$A$2:$'Unique stops'.$B$117];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ečko</text:p>
          </table:table-cell>
          <table:table-cell office:value-type="float" office:value="0" calcext:value-type="float">
            <text:p>0</text:p>
          </table:table-cell>
          <table:table-cell table:formula="of:=VLOOKUP([.B102];[$'Unique stops'.$A$2:$'Unique stops'.$B$117];2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venskog</text:p>
          </table:table-cell>
          <table:table-cell office:value-type="float" office:value="2" calcext:value-type="float">
            <text:p>2</text:p>
          </table:table-cell>
          <table:table-cell table:formula="of:=VLOOKUP([.B103];[$'Unique stops'.$A$2:$'Unique stops'.$B$117];2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. Radev</text:p>
          </table:table-cell>
          <table:table-cell office:value-type="float" office:value="3" calcext:value-type="float">
            <text:p>3</text:p>
          </table:table-cell>
          <table:table-cell table:formula="of:=VLOOKUP([.B104];[$'Unique stops'.$A$2:$'Unique stops'.$B$117];2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trovaradinska</text:p>
          </table:table-cell>
          <table:table-cell office:value-type="float" office:value="4" calcext:value-type="float">
            <text:p>4</text:p>
          </table:table-cell>
          <table:table-cell table:formula="of:=VLOOKUP([.B105];[$'Unique stops'.$A$2:$'Unique stops'.$B$117];2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rbani</text:p>
          </table:table-cell>
          <table:table-cell office:value-type="float" office:value="7" calcext:value-type="float">
            <text:p>7</text:p>
          </table:table-cell>
          <table:table-cell table:formula="of:=VLOOKUP([.B106];[$'Unique stops'.$A$2:$'Unique stops'.$B$117];2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rvatskog sokola</text:p>
          </table:table-cell>
          <table:table-cell office:value-type="float" office:value="9" calcext:value-type="float">
            <text:p>9</text:p>
          </table:table-cell>
          <table:table-cell table:formula="of:=VLOOKUP([.B107];[$'Unique stops'.$A$2:$'Unique stops'.$B$117];2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run</text:p>
          </table:table-cell>
          <table:table-cell office:value-type="float" office:value="11" calcext:value-type="float">
            <text:p>11</text:p>
          </table:table-cell>
          <table:table-cell table:formula="of:=VLOOKUP([.B108];[$'Unique stops'.$A$2:$'Unique stops'.$B$117];2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rednjaci</text:p>
          </table:table-cell>
          <table:table-cell office:value-type="float" office:value="14" calcext:value-type="float">
            <text:p>14</text:p>
          </table:table-cell>
          <table:table-cell table:formula="of:=VLOOKUP([.B109];[$'Unique stops'.$A$2:$'Unique stops'.$B$117];2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rvati</text:p>
          </table:table-cell>
          <table:table-cell office:value-type="float" office:value="15" calcext:value-type="float">
            <text:p>15</text:p>
          </table:table-cell>
          <table:table-cell table:formula="of:=VLOOKUP([.B110];[$'Unique stops'.$A$2:$'Unique stops'.$B$117];2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nežija</text:p>
          </table:table-cell>
          <table:table-cell office:value-type="float" office:value="16" calcext:value-type="float">
            <text:p>16</text:p>
          </table:table-cell>
          <table:table-cell table:formula="of:=VLOOKUP([.B111];[$'Unique stops'.$A$2:$'Unique stops'.$B$117];2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. dom S. Radić</text:p>
          </table:table-cell>
          <table:table-cell office:value-type="float" office:value="18" calcext:value-type="float">
            <text:p>18</text:p>
          </table:table-cell>
          <table:table-cell table:formula="of:=VLOOKUP([.B112];[$'Unique stops'.$A$2:$'Unique stops'.$B$117];2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eslačka</text:p>
          </table:table-cell>
          <table:table-cell office:value-type="float" office:value="20" calcext:value-type="float">
            <text:p>20</text:p>
          </table:table-cell>
          <table:table-cell table:formula="of:=VLOOKUP([.B113];[$'Unique stops'.$A$2:$'Unique stops'.$B$117];2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isavlje</text:p>
          </table:table-cell>
          <table:table-cell office:value-type="float" office:value="21" calcext:value-type="float">
            <text:p>21</text:p>
          </table:table-cell>
          <table:table-cell table:formula="of:=VLOOKUP([.B114];[$'Unique stops'.$A$2:$'Unique stops'.$B$117];2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jesnik</text:p>
          </table:table-cell>
          <table:table-cell office:value-type="float" office:value="24" calcext:value-type="float">
            <text:p>24</text:p>
          </table:table-cell>
          <table:table-cell table:formula="of:=VLOOKUP([.B115];[$'Unique stops'.$A$2:$'Unique stops'.$B$117];2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čiteljski fakultet</text:p>
          </table:table-cell>
          <table:table-cell office:value-type="float" office:value="26" calcext:value-type="float">
            <text:p>26</text:p>
          </table:table-cell>
          <table:table-cell table:formula="of:=VLOOKUP([.B116];[$'Unique stops'.$A$2:$'Unique stops'.$B$117];2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grepčanka</text:p>
          </table:table-cell>
          <table:table-cell office:value-type="float" office:value="30" calcext:value-type="float">
            <text:p>30</text:p>
          </table:table-cell>
          <table:table-cell table:formula="of:=VLOOKUP([.B117];[$'Unique stops'.$A$2:$'Unique stops'.$B$117];2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rbik</text:p>
          </table:table-cell>
          <table:table-cell office:value-type="float" office:value="32" calcext:value-type="float">
            <text:p>32</text:p>
          </table:table-cell>
          <table:table-cell table:formula="of:=VLOOKUP([.B118];[$'Unique stops'.$A$2:$'Unique stops'.$B$117];2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veučilišna al.</text:p>
          </table:table-cell>
          <table:table-cell office:value-type="float" office:value="33" calcext:value-type="float">
            <text:p>33</text:p>
          </table:table-cell>
          <table:table-cell table:formula="of:=VLOOKUP([.B119];[$'Unique stops'.$A$2:$'Unique stops'.$B$117];2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ramarska</text:p>
          </table:table-cell>
          <table:table-cell office:value-type="float" office:value="34" calcext:value-type="float">
            <text:p>34</text:p>
          </table:table-cell>
          <table:table-cell table:formula="of:=VLOOKUP([.B120];[$'Unique stops'.$A$2:$'Unique stops'.$B$117];2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sinski</text:p>
          </table:table-cell>
          <table:table-cell office:value-type="float" office:value="35" calcext:value-type="float">
            <text:p>35</text:p>
          </table:table-cell>
          <table:table-cell table:formula="of:=VLOOKUP([.B121];[$'Unique stops'.$A$2:$'Unique stops'.$B$117];2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ruge</text:p>
          </table:table-cell>
          <table:table-cell office:value-type="float" office:value="37" calcext:value-type="float">
            <text:p>37</text:p>
          </table:table-cell>
          <table:table-cell table:formula="of:=VLOOKUP([.B122];[$'Unique stops'.$A$2:$'Unique stops'.$B$117];2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ojarska</text:p>
          </table:table-cell>
          <table:table-cell office:value-type="float" office:value="38" calcext:value-type="float">
            <text:p>38</text:p>
          </table:table-cell>
          <table:table-cell table:formula="of:=VLOOKUP([.B123];[$'Unique stops'.$A$2:$'Unique stops'.$B$117];2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ržićeva</text:p>
          </table:table-cell>
          <table:table-cell office:value-type="float" office:value="40" calcext:value-type="float">
            <text:p>40</text:p>
          </table:table-cell>
          <table:table-cell table:formula="of:=VLOOKUP([.B124];[$'Unique stops'.$A$2:$'Unique stops'.$B$117];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tobusni kolodvor</text:p>
          </table:table-cell>
          <table:table-cell office:value-type="float" office:value="42" calcext:value-type="float">
            <text:p>42</text:p>
          </table:table-cell>
          <table:table-cell table:formula="of:=VLOOKUP([.B125];[$'Unique stops'.$A$2:$'Unique stops'.$B$117];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g Petra Krešimira IV</text:p>
          </table:table-cell>
          <table:table-cell office:value-type="float" office:value="45" calcext:value-type="float">
            <text:p>45</text:p>
          </table:table-cell>
          <table:table-cell table:formula="of:=VLOOKUP([.B126];[$'Unique stops'.$A$2:$'Unique stops'.$B$117];2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Šubićeva</text:p>
          </table:table-cell>
          <table:table-cell office:value-type="float" office:value="47" calcext:value-type="float">
            <text:p>47</text:p>
          </table:table-cell>
          <table:table-cell table:formula="of:=VLOOKUP([.B127];[$'Unique stops'.$A$2:$'Unique stops'.$B$117];2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žnica Kvatrić</text:p>
          </table:table-cell>
          <table:table-cell office:value-type="float" office:value="49" calcext:value-type="float">
            <text:p>49</text:p>
          </table:table-cell>
          <table:table-cell table:formula="of:=VLOOKUP([.B128];[$'Unique stops'.$A$2:$'Unique stops'.$B$117];2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šićeva</text:p>
          </table:table-cell>
          <table:table-cell office:value-type="float" office:value="54" calcext:value-type="float">
            <text:p>54</text:p>
          </table:table-cell>
          <table:table-cell table:formula="of:=VLOOKUP([.B129];[$'Unique stops'.$A$2:$'Unique stops'.$B$117];2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rdanovac</text:p>
          </table:table-cell>
          <table:table-cell office:value-type="float" office:value="55" calcext:value-type="float">
            <text:p>55</text:p>
          </table:table-cell>
          <table:table-cell table:formula="of:=VLOOKUP([.B130];[$'Unique stops'.$A$2:$'Unique stops'.$B$117];2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 Maksimir</text:p>
          </table:table-cell>
          <table:table-cell office:value-type="float" office:value="57" calcext:value-type="float">
            <text:p>57</text:p>
          </table:table-cell>
          <table:table-cell table:formula="of:=VLOOKUP([.B131];[$'Unique stops'.$A$2:$'Unique stops'.$B$117];2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ndlova</text:p>
          </table:table-cell>
          <table:table-cell office:value-type="float" office:value="59" calcext:value-type="float">
            <text:p>59</text:p>
          </table:table-cell>
          <table:table-cell table:formula="of:=VLOOKUP([.B132];[$'Unique stops'.$A$2:$'Unique stops'.$B$117];2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vnice</text:p>
          </table:table-cell>
          <table:table-cell office:value-type="float" office:value="60" calcext:value-type="float">
            <text:p>60</text:p>
          </table:table-cell>
          <table:table-cell table:formula="of:=VLOOKUP([.B133];[$'Unique stops'.$A$2:$'Unique stops'.$B$117];2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ubrava</text:p>
          </table:table-cell>
          <table:table-cell office:value-type="float" office:value="63" calcext:value-type="float">
            <text:p>63</text:p>
          </table:table-cell>
          <table:table-cell table:formula="of:=VLOOKUP([.B134];[$'Unique stops'.$A$2:$'Unique stops'.$B$117];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Črnomerec</text:p>
          </table:table-cell>
          <table:table-cell office:value-type="float" office:value="0" calcext:value-type="float">
            <text:p>0</text:p>
          </table:table-cell>
          <table:table-cell table:formula="of:=VLOOKUP([.B135];[$'Unique stops'.$A$2:$'Unique stops'.$B$117];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veti Duh</text:p>
          </table:table-cell>
          <table:table-cell office:value-type="float" office:value="3" calcext:value-type="float">
            <text:p>3</text:p>
          </table:table-cell>
          <table:table-cell table:formula="of:=VLOOKUP([.B136];[$'Unique stops'.$A$2:$'Unique stops'.$B$117];2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ndaličina</text:p>
          </table:table-cell>
          <table:table-cell office:value-type="float" office:value="4" calcext:value-type="float">
            <text:p>4</text:p>
          </table:table-cell>
          <table:table-cell table:formula="of:=VLOOKUP([.B137];[$'Unique stops'.$A$2:$'Unique stops'.$B$117];2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lovenska</text:p>
          </table:table-cell>
          <table:table-cell office:value-type="float" office:value="5" calcext:value-type="float">
            <text:p>5</text:p>
          </table:table-cell>
          <table:table-cell table:formula="of:=VLOOKUP([.B138];[$'Unique stops'.$A$2:$'Unique stops'.$B$117];2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g dr. F. Tuđmana</text:p>
          </table:table-cell>
          <table:table-cell office:value-type="float" office:value="8" calcext:value-type="float">
            <text:p>8</text:p>
          </table:table-cell>
          <table:table-cell table:formula="of:=VLOOKUP([.B139];[$'Unique stops'.$A$2:$'Unique stops'.$B$117];2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itanski trg</text:p>
          </table:table-cell>
          <table:table-cell office:value-type="float" office:value="9" calcext:value-type="float">
            <text:p>9</text:p>
          </table:table-cell>
          <table:table-cell table:formula="of:=VLOOKUP([.B140];[$'Unique stops'.$A$2:$'Unique stops'.$B$117];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nkopanska</text:p>
          </table:table-cell>
          <table:table-cell office:value-type="float" office:value="11" calcext:value-type="float">
            <text:p>11</text:p>
          </table:table-cell>
          <table:table-cell table:formula="of:=VLOOKUP([.B141];[$'Unique stops'.$A$2:$'Unique stops'.$B$117];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g bana J. Jelačića</text:p>
          </table:table-cell>
          <table:table-cell office:value-type="float" office:value="15" calcext:value-type="float">
            <text:p>15</text:p>
          </table:table-cell>
          <table:table-cell table:formula="of:=VLOOKUP([.B142];[$'Unique stops'.$A$2:$'Unique stops'.$B$117];2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rinjevac</text:p>
          </table:table-cell>
          <table:table-cell office:value-type="float" office:value="17" calcext:value-type="float">
            <text:p>17</text:p>
          </table:table-cell>
          <table:table-cell table:formula="of:=VLOOKUP([.B143];[$'Unique stops'.$A$2:$'Unique stops'.$B$117];2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lavni kolodvor</text:p>
          </table:table-cell>
          <table:table-cell office:value-type="float" office:value="19" calcext:value-type="float">
            <text:p>19</text:p>
          </table:table-cell>
          <table:table-cell table:formula="of:=VLOOKUP([.B144];[$'Unique stops'.$A$2:$'Unique stops'.$B$117];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animirova</text:p>
          </table:table-cell>
          <table:table-cell office:value-type="float" office:value="21" calcext:value-type="float">
            <text:p>21</text:p>
          </table:table-cell>
          <table:table-cell table:formula="of:=VLOOKUP([.B145];[$'Unique stops'.$A$2:$'Unique stops'.$B$117];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animirova tržnica</text:p>
          </table:table-cell>
          <table:table-cell office:value-type="float" office:value="24" calcext:value-type="float">
            <text:p>24</text:p>
          </table:table-cell>
          <table:table-cell table:formula="of:=VLOOKUP([.B146];[$'Unique stops'.$A$2:$'Unique stops'.$B$117];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obusni kolodvor</text:p>
          </table:table-cell>
          <table:table-cell office:value-type="float" office:value="26" calcext:value-type="float">
            <text:p>26</text:p>
          </table:table-cell>
          <table:table-cell table:formula="of:=VLOOKUP([.B147];[$'Unique stops'.$A$2:$'Unique stops'.$B$117];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ržićeva</text:p>
          </table:table-cell>
          <table:table-cell office:value-type="float" office:value="28" calcext:value-type="float">
            <text:p>28</text:p>
          </table:table-cell>
          <table:table-cell table:formula="of:=VLOOKUP([.B148];[$'Unique stops'.$A$2:$'Unique stops'.$B$117];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lavonska</text:p>
          </table:table-cell>
          <table:table-cell office:value-type="float" office:value="29" calcext:value-type="float">
            <text:p>29</text:p>
          </table:table-cell>
          <table:table-cell table:formula="of:=VLOOKUP([.B149];[$'Unique stops'.$A$2:$'Unique stops'.$B$117];2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lnegovićevo naselje</text:p>
          </table:table-cell>
          <table:table-cell office:value-type="float" office:value="31" calcext:value-type="float">
            <text:p>31</text:p>
          </table:table-cell>
          <table:table-cell table:formula="of:=VLOOKUP([.B150];[$'Unique stops'.$A$2:$'Unique stops'.$B$117];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rovje</text:p>
          </table:table-cell>
          <table:table-cell office:value-type="float" office:value="32" calcext:value-type="float">
            <text:p>32</text:p>
          </table:table-cell>
          <table:table-cell table:formula="of:=VLOOKUP([.B151];[$'Unique stops'.$A$2:$'Unique stops'.$B$117];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st mladosti</text:p>
          </table:table-cell>
          <table:table-cell office:value-type="float" office:value="33" calcext:value-type="float">
            <text:p>33</text:p>
          </table:table-cell>
          <table:table-cell table:formula="of:=VLOOKUP([.B152];[$'Unique stops'.$A$2:$'Unique stops'.$B$117];2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pruđe</text:p>
          </table:table-cell>
          <table:table-cell office:value-type="float" office:value="34" calcext:value-type="float">
            <text:p>34</text:p>
          </table:table-cell>
          <table:table-cell table:formula="of:=VLOOKUP([.B153];[$'Unique stops'.$A$2:$'Unique stops'.$B$117];2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pruđe</text:p>
          </table:table-cell>
          <table:table-cell office:value-type="float" office:value="35" calcext:value-type="float">
            <text:p>35</text:p>
          </table:table-cell>
          <table:table-cell table:formula="of:=VLOOKUP([.B154];[$'Unique stops'.$A$2:$'Unique stops'.$B$117];2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trina</text:p>
          </table:table-cell>
          <table:table-cell office:value-type="float" office:value="37" calcext:value-type="float">
            <text:p>37</text:p>
          </table:table-cell>
          <table:table-cell table:formula="of:=VLOOKUP([.B155];[$'Unique stops'.$A$2:$'Unique stops'.$B$117];2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redišće</text:p>
          </table:table-cell>
          <table:table-cell office:value-type="float" office:value="38" calcext:value-type="float">
            <text:p>38</text:p>
          </table:table-cell>
          <table:table-cell table:formula="of:=VLOOKUP([.B156];[$'Unique stops'.$A$2:$'Unique stops'.$B$117];2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pot</text:p>
          </table:table-cell>
          <table:table-cell office:value-type="float" office:value="40" calcext:value-type="float">
            <text:p>40</text:p>
          </table:table-cell>
          <table:table-cell table:formula="of:=VLOOKUP([.B157];[$'Unique stops'.$A$2:$'Unique stops'.$B$117];2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vski most</text:p>
          </table:table-cell>
          <table:table-cell office:value-type="float" office:value="0" calcext:value-type="float">
            <text:p>0</text:p>
          </table:table-cell>
          <table:table-cell table:formula="of:=VLOOKUP([.B158];[$'Unique stops'.$A$2:$'Unique stops'.$B$117];2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. dom S. Radić</text:p>
          </table:table-cell>
          <table:table-cell office:value-type="float" office:value="2" calcext:value-type="float">
            <text:p>2</text:p>
          </table:table-cell>
          <table:table-cell table:formula="of:=VLOOKUP([.B159];[$'Unique stops'.$A$2:$'Unique stops'.$B$117];2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ena Zagreb</text:p>
          </table:table-cell>
          <table:table-cell office:value-type="float" office:value="4" calcext:value-type="float">
            <text:p>4</text:p>
          </table:table-cell>
          <table:table-cell table:formula="of:=VLOOKUP([.B160];[$'Unique stops'.$A$2:$'Unique stops'.$B$117];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vski gaj</text:p>
          </table:table-cell>
          <table:table-cell office:value-type="float" office:value="6" calcext:value-type="float">
            <text:p>6</text:p>
          </table:table-cell>
          <table:table-cell table:formula="of:=VLOOKUP([.B161];[$'Unique stops'.$A$2:$'Unique stops'.$B$117];2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nsko</text:p>
          </table:table-cell>
          <table:table-cell office:value-type="float" office:value="7" calcext:value-type="float">
            <text:p>7</text:p>
          </table:table-cell>
          <table:table-cell table:formula="of:=VLOOKUP([.B162];[$'Unique stops'.$A$2:$'Unique stops'.$B$117];2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lesajam</text:p>
          </table:table-cell>
          <table:table-cell office:value-type="float" office:value="9" calcext:value-type="float">
            <text:p>9</text:p>
          </table:table-cell>
          <table:table-cell table:formula="of:=VLOOKUP([.B163];[$'Unique stops'.$A$2:$'Unique stops'.$B$117];2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uzej suv.umjetnosti</text:p>
          </table:table-cell>
          <table:table-cell office:value-type="float" office:value="11" calcext:value-type="float">
            <text:p>11</text:p>
          </table:table-cell>
          <table:table-cell table:formula="of:=VLOOKUP([.B164];[$'Unique stops'.$A$2:$'Unique stops'.$B$117];2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pot</text:p>
          </table:table-cell>
          <table:table-cell office:value-type="float" office:value="13" calcext:value-type="float">
            <text:p>13</text:p>
          </table:table-cell>
          <table:table-cell table:formula="of:=VLOOKUP([.B165];[$'Unique stops'.$A$2:$'Unique stops'.$B$117];2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redišće</text:p>
          </table:table-cell>
          <table:table-cell office:value-type="float" office:value="15" calcext:value-type="float">
            <text:p>15</text:p>
          </table:table-cell>
          <table:table-cell table:formula="of:=VLOOKUP([.B166];[$'Unique stops'.$A$2:$'Unique stops'.$B$117];2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trina</text:p>
          </table:table-cell>
          <table:table-cell office:value-type="float" office:value="16" calcext:value-type="float">
            <text:p>16</text:p>
          </table:table-cell>
          <table:table-cell table:formula="of:=VLOOKUP([.B167];[$'Unique stops'.$A$2:$'Unique stops'.$B$117];2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apruđe</text:p>
          </table:table-cell>
          <table:table-cell office:value-type="float" office:value="17" calcext:value-type="float">
            <text:p>17</text:p>
          </table:table-cell>
          <table:table-cell table:formula="of:=VLOOKUP([.B168];[$'Unique stops'.$A$2:$'Unique stops'.$B$117];2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apruđe</text:p>
          </table:table-cell>
          <table:table-cell office:value-type="float" office:value="18" calcext:value-type="float">
            <text:p>18</text:p>
          </table:table-cell>
          <table:table-cell table:formula="of:=VLOOKUP([.B169];[$'Unique stops'.$A$2:$'Unique stops'.$B$117];2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st mladosti</text:p>
          </table:table-cell>
          <table:table-cell office:value-type="float" office:value="19" calcext:value-type="float">
            <text:p>19</text:p>
          </table:table-cell>
          <table:table-cell table:formula="of:=VLOOKUP([.B170];[$'Unique stops'.$A$2:$'Unique stops'.$B$117];2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rovje</text:p>
          </table:table-cell>
          <table:table-cell office:value-type="float" office:value="22" calcext:value-type="float">
            <text:p>22</text:p>
          </table:table-cell>
          <table:table-cell table:formula="of:=VLOOKUP([.B171];[$'Unique stops'.$A$2:$'Unique stops'.$B$117];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lnegovićevo naselje</text:p>
          </table:table-cell>
          <table:table-cell office:value-type="float" office:value="23" calcext:value-type="float">
            <text:p>23</text:p>
          </table:table-cell>
          <table:table-cell table:formula="of:=VLOOKUP([.B172];[$'Unique stops'.$A$2:$'Unique stops'.$B$117];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lavonska</text:p>
          </table:table-cell>
          <table:table-cell office:value-type="float" office:value="24" calcext:value-type="float">
            <text:p>24</text:p>
          </table:table-cell>
          <table:table-cell table:formula="of:=VLOOKUP([.B173];[$'Unique stops'.$A$2:$'Unique stops'.$B$117];2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ržićeva</text:p>
          </table:table-cell>
          <table:table-cell office:value-type="float" office:value="27" calcext:value-type="float">
            <text:p>27</text:p>
          </table:table-cell>
          <table:table-cell table:formula="of:=VLOOKUP([.B174];[$'Unique stops'.$A$2:$'Unique stops'.$B$117];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obusni kolodvor</text:p>
          </table:table-cell>
          <table:table-cell office:value-type="float" office:value="29" calcext:value-type="float">
            <text:p>29</text:p>
          </table:table-cell>
          <table:table-cell table:formula="of:=VLOOKUP([.B175];[$'Unique stops'.$A$2:$'Unique stops'.$B$117];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g Petra Krešimira IV</text:p>
          </table:table-cell>
          <table:table-cell office:value-type="float" office:value="32" calcext:value-type="float">
            <text:p>32</text:p>
          </table:table-cell>
          <table:table-cell table:formula="of:=VLOOKUP([.B176];[$'Unique stops'.$A$2:$'Unique stops'.$B$117];2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Šubićeva</text:p>
          </table:table-cell>
          <table:table-cell office:value-type="float" office:value="34" calcext:value-type="float">
            <text:p>34</text:p>
          </table:table-cell>
          <table:table-cell table:formula="of:=VLOOKUP([.B177];[$'Unique stops'.$A$2:$'Unique stops'.$B$117];2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žnica Kvatrić</text:p>
          </table:table-cell>
          <table:table-cell office:value-type="float" office:value="36" calcext:value-type="float">
            <text:p>36</text:p>
          </table:table-cell>
          <table:table-cell table:formula="of:=VLOOKUP([.B178];[$'Unique stops'.$A$2:$'Unique stops'.$B$117];2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šićeva</text:p>
          </table:table-cell>
          <table:table-cell office:value-type="float" office:value="41" calcext:value-type="float">
            <text:p>41</text:p>
          </table:table-cell>
          <table:table-cell table:formula="of:=VLOOKUP([.B179];[$'Unique stops'.$A$2:$'Unique stops'.$B$117];2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rdanovac</text:p>
          </table:table-cell>
          <table:table-cell office:value-type="float" office:value="42" calcext:value-type="float">
            <text:p>42</text:p>
          </table:table-cell>
          <table:table-cell table:formula="of:=VLOOKUP([.B180];[$'Unique stops'.$A$2:$'Unique stops'.$B$117];2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k Maksimir</text:p>
          </table:table-cell>
          <table:table-cell office:value-type="float" office:value="44" calcext:value-type="float">
            <text:p>44</text:p>
          </table:table-cell>
          <table:table-cell table:formula="of:=VLOOKUP([.B181];[$'Unique stops'.$A$2:$'Unique stops'.$B$117];2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ndlova</text:p>
          </table:table-cell>
          <table:table-cell office:value-type="float" office:value="46" calcext:value-type="float">
            <text:p>46</text:p>
          </table:table-cell>
          <table:table-cell table:formula="of:=VLOOKUP([.B182];[$'Unique stops'.$A$2:$'Unique stops'.$B$117];2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vnice</text:p>
          </table:table-cell>
          <table:table-cell office:value-type="float" office:value="47" calcext:value-type="float">
            <text:p>47</text:p>
          </table:table-cell>
          <table:table-cell table:formula="of:=VLOOKUP([.B183];[$'Unique stops'.$A$2:$'Unique stops'.$B$117];2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ubrava</text:p>
          </table:table-cell>
          <table:table-cell office:value-type="float" office:value="50" calcext:value-type="float">
            <text:p>50</text:p>
          </table:table-cell>
          <table:table-cell table:formula="of:=VLOOKUP([.B184];[$'Unique stops'.$A$2:$'Unique stops'.$B$117];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jubijska</text:p>
          </table:table-cell>
          <table:table-cell office:value-type="float" office:value="51" calcext:value-type="float">
            <text:p>51</text:p>
          </table:table-cell>
          <table:table-cell table:formula="of:=VLOOKUP([.B185];[$'Unique stops'.$A$2:$'Unique stops'.$B$117];2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apucinska</text:p>
          </table:table-cell>
          <table:table-cell office:value-type="float" office:value="52" calcext:value-type="float">
            <text:p>52</text:p>
          </table:table-cell>
          <table:table-cell table:formula="of:=VLOOKUP([.B186];[$'Unique stops'.$A$2:$'Unique stops'.$B$117];2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ižanska</text:p>
          </table:table-cell>
          <table:table-cell office:value-type="float" office:value="53" calcext:value-type="float">
            <text:p>53</text:p>
          </table:table-cell>
          <table:table-cell table:formula="of:=VLOOKUP([.B187];[$'Unique stops'.$A$2:$'Unique stops'.$B$117];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nkovečka</text:p>
          </table:table-cell>
          <table:table-cell office:value-type="float" office:value="55" calcext:value-type="float">
            <text:p>55</text:p>
          </table:table-cell>
          <table:table-cell table:formula="of:=VLOOKUP([.B188];[$'Unique stops'.$A$2:$'Unique stops'.$B$117];2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Čulinečka</text:p>
          </table:table-cell>
          <table:table-cell office:value-type="float" office:value="56" calcext:value-type="float">
            <text:p>56</text:p>
          </table:table-cell>
          <table:table-cell table:formula="of:=VLOOKUP([.B189];[$'Unique stops'.$A$2:$'Unique stops'.$B$117];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eja javora</text:p>
          </table:table-cell>
          <table:table-cell office:value-type="float" office:value="57" calcext:value-type="float">
            <text:p>57</text:p>
          </table:table-cell>
          <table:table-cell table:formula="of:=VLOOKUP([.B190];[$'Unique stops'.$A$2:$'Unique stops'.$B$117]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janice IV</text:p>
          </table:table-cell>
          <table:table-cell office:value-type="float" office:value="58" calcext:value-type="float">
            <text:p>58</text:p>
          </table:table-cell>
          <table:table-cell table:formula="of:=VLOOKUP([.B191];[$'Unique stops'.$A$2:$'Unique stops'.$B$117];2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ubec</text:p>
          </table:table-cell>
          <table:table-cell office:value-type="float" office:value="60" calcext:value-type="float">
            <text:p>60</text:p>
          </table:table-cell>
          <table:table-cell table:formula="of:=VLOOKUP([.B192];[$'Unique stops'.$A$2:$'Unique stops'.$B$117];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haljevac</text:p>
          </table:table-cell>
          <table:table-cell office:value-type="float" office:value="0" calcext:value-type="float">
            <text:p>0</text:p>
          </table:table-cell>
          <table:table-cell table:formula="of:=VLOOKUP([.B193];[$'Unique stops'.$A$2:$'Unique stops'.$B$117];2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ndrićeva</text:p>
          </table:table-cell>
          <table:table-cell office:value-type="float" office:value="2" calcext:value-type="float">
            <text:p>2</text:p>
          </table:table-cell>
          <table:table-cell table:formula="of:=VLOOKUP([.B194];[$'Unique stops'.$A$2:$'Unique stops'.$B$117];2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dićevo šetalište</text:p>
          </table:table-cell>
          <table:table-cell office:value-type="float" office:value="4" calcext:value-type="float">
            <text:p>4</text:p>
          </table:table-cell>
          <table:table-cell table:formula="of:=VLOOKUP([.B195];[$'Unique stops'.$A$2:$'Unique stops'.$B$117];2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upčeva zvijezda</text:p>
          </table:table-cell>
          <table:table-cell office:value-type="float" office:value="6" calcext:value-type="float">
            <text:p>6</text:p>
          </table:table-cell>
          <table:table-cell table:formula="of:=VLOOKUP([.B196];[$'Unique stops'.$A$2:$'Unique stops'.$B$117];2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lostenčeva</text:p>
          </table:table-cell>
          <table:table-cell office:value-type="float" office:value="8" calcext:value-type="float">
            <text:p>8</text:p>
          </table:table-cell>
          <table:table-cell table:formula="of:=VLOOKUP([.B197];[$'Unique stops'.$A$2:$'Unique stops'.$B$117];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škovićeva</text:p>
          </table:table-cell>
          <table:table-cell office:value-type="float" office:value="9" calcext:value-type="float">
            <text:p>9</text:p>
          </table:table-cell>
          <table:table-cell table:formula="of:=VLOOKUP([.B198];[$'Unique stops'.$A$2:$'Unique stops'.$B$117];2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raškovićeva</text:p>
          </table:table-cell>
          <table:table-cell office:value-type="float" office:value="13" calcext:value-type="float">
            <text:p>13</text:p>
          </table:table-cell>
          <table:table-cell table:formula="of:=VLOOKUP([.B199];[$'Unique stops'.$A$2:$'Unique stops'.$B$117];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l. za traum.</text:p>
          </table:table-cell>
          <table:table-cell office:value-type="float" office:value="14" calcext:value-type="float">
            <text:p>14</text:p>
          </table:table-cell>
          <table:table-cell table:formula="of:=VLOOKUP([.B200];[$'Unique stops'.$A$2:$'Unique stops'.$B$117];2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eraton</text:p>
          </table:table-cell>
          <table:table-cell office:value-type="float" office:value="15" calcext:value-type="float">
            <text:p>15</text:p>
          </table:table-cell>
          <table:table-cell table:formula="of:=VLOOKUP([.B201];[$'Unique stops'.$A$2:$'Unique stops'.$B$117];2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animirova tržnica</text:p>
          </table:table-cell>
          <table:table-cell office:value-type="float" office:value="18" calcext:value-type="float">
            <text:p>18</text:p>
          </table:table-cell>
          <table:table-cell table:formula="of:=VLOOKUP([.B202];[$'Unique stops'.$A$2:$'Unique stops'.$B$117];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obusni kolodvor</text:p>
          </table:table-cell>
          <table:table-cell office:value-type="float" office:value="19" calcext:value-type="float">
            <text:p>19</text:p>
          </table:table-cell>
          <table:table-cell table:formula="of:=VLOOKUP([.B203];[$'Unique stops'.$A$2:$'Unique stops'.$B$117];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ržićeva</text:p>
          </table:table-cell>
          <table:table-cell office:value-type="float" office:value="20" calcext:value-type="float">
            <text:p>20</text:p>
          </table:table-cell>
          <table:table-cell table:formula="of:=VLOOKUP([.B204];[$'Unique stops'.$A$2:$'Unique stops'.$B$117];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lavonska</text:p>
          </table:table-cell>
          <table:table-cell office:value-type="float" office:value="22" calcext:value-type="float">
            <text:p>22</text:p>
          </table:table-cell>
          <table:table-cell table:formula="of:=VLOOKUP([.B205];[$'Unique stops'.$A$2:$'Unique stops'.$B$117];2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lnegovićevo naselje</text:p>
          </table:table-cell>
          <table:table-cell office:value-type="float" office:value="24" calcext:value-type="float">
            <text:p>24</text:p>
          </table:table-cell>
          <table:table-cell table:formula="of:=VLOOKUP([.B206];[$'Unique stops'.$A$2:$'Unique stops'.$B$117];2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rovje</text:p>
          </table:table-cell>
          <table:table-cell office:value-type="float" office:value="25" calcext:value-type="float">
            <text:p>25</text:p>
          </table:table-cell>
          <table:table-cell table:formula="of:=VLOOKUP([.B207];[$'Unique stops'.$A$2:$'Unique stops'.$B$117];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st mladosti</text:p>
          </table:table-cell>
          <table:table-cell office:value-type="float" office:value="28" calcext:value-type="float">
            <text:p>28</text:p>
          </table:table-cell>
          <table:table-cell table:formula="of:=VLOOKUP([.B208];[$'Unique stops'.$A$2:$'Unique stops'.$B$117];2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apruđe</text:p>
          </table:table-cell>
          <table:table-cell office:value-type="float" office:value="29" calcext:value-type="float">
            <text:p>29</text:p>
          </table:table-cell>
          <table:table-cell table:formula="of:=VLOOKUP([.B209];[$'Unique stops'.$A$2:$'Unique stops'.$B$117];2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jubljanica</text:p>
          </table:table-cell>
          <table:table-cell office:value-type="float" office:value="0" calcext:value-type="float">
            <text:p>0</text:p>
          </table:table-cell>
          <table:table-cell table:formula="of:=VLOOKUP([.B210];[$'Unique stops'.$A$2:$'Unique stops'.$B$117];2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lska</text:p>
          </table:table-cell>
          <table:table-cell office:value-type="float" office:value="2" calcext:value-type="float">
            <text:p>2</text:p>
          </table:table-cell>
          <table:table-cell table:formula="of:=VLOOKUP([.B211];[$'Unique stops'.$A$2:$'Unique stops'.$B$117];2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hajska</text:p>
          </table:table-cell>
          <table:table-cell office:value-type="float" office:value="4" calcext:value-type="float">
            <text:p>4</text:p>
          </table:table-cell>
          <table:table-cell table:formula="of:=VLOOKUP([.B212];[$'Unique stops'.$A$2:$'Unique stops'.$B$117];2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ešnjevački trg</text:p>
          </table:table-cell>
          <table:table-cell office:value-type="float" office:value="7" calcext:value-type="float">
            <text:p>7</text:p>
          </table:table-cell>
          <table:table-cell table:formula="of:=VLOOKUP([.B213];[$'Unique stops'.$A$2:$'Unique stops'.$B$117];2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dalićeva</text:p>
          </table:table-cell>
          <table:table-cell office:value-type="float" office:value="9" calcext:value-type="float">
            <text:p>9</text:p>
          </table:table-cell>
          <table:table-cell table:formula="of:=VLOOKUP([.B214];[$'Unique stops'.$A$2:$'Unique stops'.$B$117];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hnički muzej</text:p>
          </table:table-cell>
          <table:table-cell office:value-type="float" office:value="11" calcext:value-type="float">
            <text:p>11</text:p>
          </table:table-cell>
          <table:table-cell table:formula="of:=VLOOKUP([.B215];[$'Unique stops'.$A$2:$'Unique stops'.$B$117];2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odnikova</text:p>
          </table:table-cell>
          <table:table-cell office:value-type="float" office:value="14" calcext:value-type="float">
            <text:p>14</text:p>
          </table:table-cell>
          <table:table-cell table:formula="of:=VLOOKUP([.B216];[$'Unique stops'.$A$2:$'Unique stops'.$B$117];2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tanički vrt</text:p>
          </table:table-cell>
          <table:table-cell office:value-type="float" office:value="15" calcext:value-type="float">
            <text:p>15</text:p>
          </table:table-cell>
          <table:table-cell table:formula="of:=VLOOKUP([.B217];[$'Unique stops'.$A$2:$'Unique stops'.$B$117];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lavni kolodvor</text:p>
          </table:table-cell>
          <table:table-cell office:value-type="float" office:value="18" calcext:value-type="float">
            <text:p>18</text:p>
          </table:table-cell>
          <table:table-cell table:formula="of:=VLOOKUP([.B218];[$'Unique stops'.$A$2:$'Unique stops'.$B$117];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animirova</text:p>
          </table:table-cell>
          <table:table-cell office:value-type="float" office:value="19" calcext:value-type="float">
            <text:p>19</text:p>
          </table:table-cell>
          <table:table-cell table:formula="of:=VLOOKUP([.B219];[$'Unique stops'.$A$2:$'Unique stops'.$B$117];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heraton</text:p>
          </table:table-cell>
          <table:table-cell office:value-type="float" office:value="22" calcext:value-type="float">
            <text:p>22</text:p>
          </table:table-cell>
          <table:table-cell table:formula="of:=VLOOKUP([.B220];[$'Unique stops'.$A$2:$'Unique stops'.$B$117];2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g žrtava fašizma</text:p>
          </table:table-cell>
          <table:table-cell office:value-type="float" office:value="23" calcext:value-type="float">
            <text:p>23</text:p>
          </table:table-cell>
          <table:table-cell table:formula="of:=VLOOKUP([.B221];[$'Unique stops'.$A$2:$'Unique stops'.$B$117];2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Šubićeva</text:p>
          </table:table-cell>
          <table:table-cell office:value-type="float" office:value="26" calcext:value-type="float">
            <text:p>26</text:p>
          </table:table-cell>
          <table:table-cell table:formula="of:=VLOOKUP([.B222];[$'Unique stops'.$A$2:$'Unique stops'.$B$117];2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uškanova</text:p>
          </table:table-cell>
          <table:table-cell office:value-type="float" office:value="27" calcext:value-type="float">
            <text:p>27</text:p>
          </table:table-cell>
          <table:table-cell table:formula="of:=VLOOKUP([.B223];[$'Unique stops'.$A$2:$'Unique stops'.$B$117];2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einzelova</text:p>
          </table:table-cell>
          <table:table-cell office:value-type="float" office:value="28" calcext:value-type="float">
            <text:p>28</text:p>
          </table:table-cell>
          <table:table-cell table:formula="of:=VLOOKUP([.B224];[$'Unique stops'.$A$2:$'Unique stops'.$B$117];2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Šulekova</text:p>
          </table:table-cell>
          <table:table-cell office:value-type="float" office:value="29" calcext:value-type="float">
            <text:p>29</text:p>
          </table:table-cell>
          <table:table-cell table:formula="of:=VLOOKUP([.B225];[$'Unique stops'.$A$2:$'Unique stops'.$B$117];2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rambašićeva</text:p>
          </table:table-cell>
          <table:table-cell office:value-type="float" office:value="30" calcext:value-type="float">
            <text:p>30</text:p>
          </table:table-cell>
          <table:table-cell table:formula="of:=VLOOKUP([.B226];[$'Unique stops'.$A$2:$'Unique stops'.$B$117];2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vetice</text:p>
          </table:table-cell>
          <table:table-cell office:value-type="float" office:value="32" calcext:value-type="float">
            <text:p>32</text:p>
          </table:table-cell>
          <table:table-cell table:formula="of:=VLOOKUP([.B227];[$'Unique stops'.$A$2:$'Unique stops'.$B$117];2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rongaj</text:p>
          </table:table-cell>
          <table:table-cell office:value-type="float" office:value="34" calcext:value-type="float">
            <text:p>34</text:p>
          </table:table-cell>
          <table:table-cell table:formula="of:=VLOOKUP([.B228];[$'Unique stops'.$A$2:$'Unique stops'.$B$117];2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Črnomerec</text:p>
          </table:table-cell>
          <table:table-cell office:value-type="float" office:value="0" calcext:value-type="float">
            <text:p>0</text:p>
          </table:table-cell>
          <table:table-cell table:formula="of:=VLOOKUP([.B229];[$'Unique stops'.$A$2:$'Unique stops'.$B$117];2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veti Duh</text:p>
          </table:table-cell>
          <table:table-cell office:value-type="float" office:value="2" calcext:value-type="float">
            <text:p>2</text:p>
          </table:table-cell>
          <table:table-cell table:formula="of:=VLOOKUP([.B230];[$'Unique stops'.$A$2:$'Unique stops'.$B$117];2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ndaličina</text:p>
          </table:table-cell>
          <table:table-cell office:value-type="float" office:value="4" calcext:value-type="float">
            <text:p>4</text:p>
          </table:table-cell>
          <table:table-cell table:formula="of:=VLOOKUP([.B231];[$'Unique stops'.$A$2:$'Unique stops'.$B$117];2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lovenska</text:p>
          </table:table-cell>
          <table:table-cell office:value-type="float" office:value="5" calcext:value-type="float">
            <text:p>5</text:p>
          </table:table-cell>
          <table:table-cell table:formula="of:=VLOOKUP([.B232];[$'Unique stops'.$A$2:$'Unique stops'.$B$117];2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g dr. F. Tuđmana</text:p>
          </table:table-cell>
          <table:table-cell office:value-type="float" office:value="7" calcext:value-type="float">
            <text:p>7</text:p>
          </table:table-cell>
          <table:table-cell table:formula="of:=VLOOKUP([.B233];[$'Unique stops'.$A$2:$'Unique stops'.$B$117];2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itanski trg</text:p>
          </table:table-cell>
          <table:table-cell office:value-type="float" office:value="8" calcext:value-type="float">
            <text:p>8</text:p>
          </table:table-cell>
          <table:table-cell table:formula="of:=VLOOKUP([.B234];[$'Unique stops'.$A$2:$'Unique stops'.$B$117];2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nkopanska</text:p>
          </table:table-cell>
          <table:table-cell office:value-type="float" office:value="10" calcext:value-type="float">
            <text:p>10</text:p>
          </table:table-cell>
          <table:table-cell table:formula="of:=VLOOKUP([.B235];[$'Unique stops'.$A$2:$'Unique stops'.$B$117];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g bana J. Jelačića</text:p>
          </table:table-cell>
          <table:table-cell office:value-type="float" office:value="14" calcext:value-type="float">
            <text:p>14</text:p>
          </table:table-cell>
          <table:table-cell table:formula="of:=VLOOKUP([.B236];[$'Unique stops'.$A$2:$'Unique stops'.$B$117];2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raškovićeva</text:p>
          </table:table-cell>
          <table:table-cell office:value-type="float" office:value="17" calcext:value-type="float">
            <text:p>17</text:p>
          </table:table-cell>
          <table:table-cell table:formula="of:=VLOOKUP([.B237];[$'Unique stops'.$A$2:$'Unique stops'.$B$117];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ončinina</text:p>
          </table:table-cell>
          <table:table-cell office:value-type="float" office:value="18" calcext:value-type="float">
            <text:p>18</text:p>
          </table:table-cell>
          <table:table-cell table:formula="of:=VLOOKUP([.B238];[$'Unique stops'.$A$2:$'Unique stops'.$B$117];2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etrova</text:p>
          </table:table-cell>
          <table:table-cell office:value-type="float" office:value="19" calcext:value-type="float">
            <text:p>19</text:p>
          </table:table-cell>
          <table:table-cell table:formula="of:=VLOOKUP([.B239];[$'Unique stops'.$A$2:$'Unique stops'.$B$117];2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vaternikov trg</text:p>
          </table:table-cell>
          <table:table-cell office:value-type="float" office:value="21" calcext:value-type="float">
            <text:p>21</text:p>
          </table:table-cell>
          <table:table-cell table:formula="of:=VLOOKUP([.B240];[$'Unique stops'.$A$2:$'Unique stops'.$B$117];2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šićeva</text:p>
          </table:table-cell>
          <table:table-cell office:value-type="float" office:value="23" calcext:value-type="float">
            <text:p>23</text:p>
          </table:table-cell>
          <table:table-cell table:formula="of:=VLOOKUP([.B241];[$'Unique stops'.$A$2:$'Unique stops'.$B$117];2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ordanovac</text:p>
          </table:table-cell>
          <table:table-cell office:value-type="float" office:value="24" calcext:value-type="float">
            <text:p>24</text:p>
          </table:table-cell>
          <table:table-cell table:formula="of:=VLOOKUP([.B242];[$'Unique stops'.$A$2:$'Unique stops'.$B$117];2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rk Maksimir</text:p>
          </table:table-cell>
          <table:table-cell office:value-type="float" office:value="26" calcext:value-type="float">
            <text:p>26</text:p>
          </table:table-cell>
          <table:table-cell table:formula="of:=VLOOKUP([.B243];[$'Unique stops'.$A$2:$'Unique stops'.$B$117];2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ondlova</text:p>
          </table:table-cell>
          <table:table-cell office:value-type="float" office:value="29" calcext:value-type="float">
            <text:p>29</text:p>
          </table:table-cell>
          <table:table-cell table:formula="of:=VLOOKUP([.B244];[$'Unique stops'.$A$2:$'Unique stops'.$B$117];2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vnice</text:p>
          </table:table-cell>
          <table:table-cell office:value-type="float" office:value="30" calcext:value-type="float">
            <text:p>30</text:p>
          </table:table-cell>
          <table:table-cell table:formula="of:=VLOOKUP([.B245];[$'Unique stops'.$A$2:$'Unique stops'.$B$117];2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ubrava</text:p>
          </table:table-cell>
          <table:table-cell office:value-type="float" office:value="34" calcext:value-type="float">
            <text:p>34</text:p>
          </table:table-cell>
          <table:table-cell table:formula="of:=VLOOKUP([.B246];[$'Unique stops'.$A$2:$'Unique stops'.$B$117];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jubijska</text:p>
          </table:table-cell>
          <table:table-cell office:value-type="float" office:value="36" calcext:value-type="float">
            <text:p>36</text:p>
          </table:table-cell>
          <table:table-cell table:formula="of:=VLOOKUP([.B247];[$'Unique stops'.$A$2:$'Unique stops'.$B$117];2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pucinska</text:p>
          </table:table-cell>
          <table:table-cell office:value-type="float" office:value="37" calcext:value-type="float">
            <text:p>37</text:p>
          </table:table-cell>
          <table:table-cell table:formula="of:=VLOOKUP([.B248];[$'Unique stops'.$A$2:$'Unique stops'.$B$117];2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ižanska</text:p>
          </table:table-cell>
          <table:table-cell office:value-type="float" office:value="38" calcext:value-type="float">
            <text:p>38</text:p>
          </table:table-cell>
          <table:table-cell table:formula="of:=VLOOKUP([.B249];[$'Unique stops'.$A$2:$'Unique stops'.$B$117];2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nkovečka</text:p>
          </table:table-cell>
          <table:table-cell office:value-type="float" office:value="39" calcext:value-type="float">
            <text:p>39</text:p>
          </table:table-cell>
          <table:table-cell table:formula="of:=VLOOKUP([.B250];[$'Unique stops'.$A$2:$'Unique stops'.$B$117];2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Čulinečka</text:p>
          </table:table-cell>
          <table:table-cell office:value-type="float" office:value="41" calcext:value-type="float">
            <text:p>41</text:p>
          </table:table-cell>
          <table:table-cell table:formula="of:=VLOOKUP([.B251];[$'Unique stops'.$A$2:$'Unique stops'.$B$117];2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ja javora</text:p>
          </table:table-cell>
          <table:table-cell office:value-type="float" office:value="43" calcext:value-type="float">
            <text:p>43</text:p>
          </table:table-cell>
          <table:table-cell table:formula="of:=VLOOKUP([.B252];[$'Unique stops'.$A$2:$'Unique stops'.$B$117];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janice IV</text:p>
          </table:table-cell>
          <table:table-cell office:value-type="float" office:value="44" calcext:value-type="float">
            <text:p>44</text:p>
          </table:table-cell>
          <table:table-cell table:formula="of:=VLOOKUP([.B253];[$'Unique stops'.$A$2:$'Unique stops'.$B$117];2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ubec</text:p>
          </table:table-cell>
          <table:table-cell office:value-type="float" office:value="46" calcext:value-type="float">
            <text:p>46</text:p>
          </table:table-cell>
          <table:table-cell table:formula="of:=VLOOKUP([.B254];[$'Unique stops'.$A$2:$'Unique stops'.$B$117];2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jubljanica</text:p>
          </table:table-cell>
          <table:table-cell office:value-type="float" office:value="0" calcext:value-type="float">
            <text:p>0</text:p>
          </table:table-cell>
          <table:table-cell table:formula="of:=VLOOKUP([.B255];[$'Unique stops'.$A$2:$'Unique stops'.$B$117];2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lska</text:p>
          </table:table-cell>
          <table:table-cell office:value-type="float" office:value="2" calcext:value-type="float">
            <text:p>2</text:p>
          </table:table-cell>
          <table:table-cell table:formula="of:=VLOOKUP([.B256];[$'Unique stops'.$A$2:$'Unique stops'.$B$117];2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hajska</text:p>
          </table:table-cell>
          <table:table-cell office:value-type="float" office:value="4" calcext:value-type="float">
            <text:p>4</text:p>
          </table:table-cell>
          <table:table-cell table:formula="of:=VLOOKUP([.B257];[$'Unique stops'.$A$2:$'Unique stops'.$B$117];2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ešnjevački trg</text:p>
          </table:table-cell>
          <table:table-cell office:value-type="float" office:value="6" calcext:value-type="float">
            <text:p>6</text:p>
          </table:table-cell>
          <table:table-cell table:formula="of:=VLOOKUP([.B258];[$'Unique stops'.$A$2:$'Unique stops'.$B$117];2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dalićeva</text:p>
          </table:table-cell>
          <table:table-cell office:value-type="float" office:value="8" calcext:value-type="float">
            <text:p>8</text:p>
          </table:table-cell>
          <table:table-cell table:formula="of:=VLOOKUP([.B259];[$'Unique stops'.$A$2:$'Unique stops'.$B$117];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hnički muzej</text:p>
          </table:table-cell>
          <table:table-cell office:value-type="float" office:value="10" calcext:value-type="float">
            <text:p>10</text:p>
          </table:table-cell>
          <table:table-cell table:formula="of:=VLOOKUP([.B260];[$'Unique stops'.$A$2:$'Unique stops'.$B$117];2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odnikova</text:p>
          </table:table-cell>
          <table:table-cell office:value-type="float" office:value="12" calcext:value-type="float">
            <text:p>12</text:p>
          </table:table-cell>
          <table:table-cell table:formula="of:=VLOOKUP([.B261];[$'Unique stops'.$A$2:$'Unique stops'.$B$117];2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g Republike Hrvatske</text:p>
          </table:table-cell>
          <table:table-cell office:value-type="float" office:value="14" calcext:value-type="float">
            <text:p>14</text:p>
          </table:table-cell>
          <table:table-cell table:formula="of:=VLOOKUP([.B262];[$'Unique stops'.$A$2:$'Unique stops'.$B$117];2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nkopanska</text:p>
          </table:table-cell>
          <table:table-cell office:value-type="float" office:value="16" calcext:value-type="float">
            <text:p>16</text:p>
          </table:table-cell>
          <table:table-cell table:formula="of:=VLOOKUP([.B263];[$'Unique stops'.$A$2:$'Unique stops'.$B$117];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g bana J. Jelačića</text:p>
          </table:table-cell>
          <table:table-cell office:value-type="float" office:value="19" calcext:value-type="float">
            <text:p>19</text:p>
          </table:table-cell>
          <table:table-cell table:formula="of:=VLOOKUP([.B264];[$'Unique stops'.$A$2:$'Unique stops'.$B$117];2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raškovićeva</text:p>
          </table:table-cell>
          <table:table-cell office:value-type="float" office:value="22" calcext:value-type="float">
            <text:p>22</text:p>
          </table:table-cell>
          <table:table-cell table:formula="of:=VLOOKUP([.B265];[$'Unique stops'.$A$2:$'Unique stops'.$B$117];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ončinina</text:p>
          </table:table-cell>
          <table:table-cell office:value-type="float" office:value="23" calcext:value-type="float">
            <text:p>23</text:p>
          </table:table-cell>
          <table:table-cell table:formula="of:=VLOOKUP([.B266];[$'Unique stops'.$A$2:$'Unique stops'.$B$117];2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etrova</text:p>
          </table:table-cell>
          <table:table-cell office:value-type="float" office:value="24" calcext:value-type="float">
            <text:p>24</text:p>
          </table:table-cell>
          <table:table-cell table:formula="of:=VLOOKUP([.B267];[$'Unique stops'.$A$2:$'Unique stops'.$B$117];2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vaternikov trg</text:p>
          </table:table-cell>
          <table:table-cell office:value-type="float" office:value="26" calcext:value-type="float">
            <text:p>26</text:p>
          </table:table-cell>
          <table:table-cell table:formula="of:=VLOOKUP([.B268];[$'Unique stops'.$A$2:$'Unique stops'.$B$117];2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šićeva</text:p>
          </table:table-cell>
          <table:table-cell office:value-type="float" office:value="28" calcext:value-type="float">
            <text:p>28</text:p>
          </table:table-cell>
          <table:table-cell table:formula="of:=VLOOKUP([.B269];[$'Unique stops'.$A$2:$'Unique stops'.$B$117];2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rdanovac</text:p>
          </table:table-cell>
          <table:table-cell office:value-type="float" office:value="29" calcext:value-type="float">
            <text:p>29</text:p>
          </table:table-cell>
          <table:table-cell table:formula="of:=VLOOKUP([.B270];[$'Unique stops'.$A$2:$'Unique stops'.$B$117];2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rk Maksimir</text:p>
          </table:table-cell>
          <table:table-cell office:value-type="float" office:value="31" calcext:value-type="float">
            <text:p>31</text:p>
          </table:table-cell>
          <table:table-cell table:formula="of:=VLOOKUP([.B271];[$'Unique stops'.$A$2:$'Unique stops'.$B$117];2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ondlova</text:p>
          </table:table-cell>
          <table:table-cell office:value-type="float" office:value="34" calcext:value-type="float">
            <text:p>34</text:p>
          </table:table-cell>
          <table:table-cell table:formula="of:=VLOOKUP([.B272];[$'Unique stops'.$A$2:$'Unique stops'.$B$117];2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vnice</text:p>
          </table:table-cell>
          <table:table-cell office:value-type="float" office:value="35" calcext:value-type="float">
            <text:p>35</text:p>
          </table:table-cell>
          <table:table-cell table:formula="of:=VLOOKUP([.B273];[$'Unique stops'.$A$2:$'Unique stops'.$B$117];2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ubrava</text:p>
          </table:table-cell>
          <table:table-cell office:value-type="float" office:value="39" calcext:value-type="float">
            <text:p>39</text:p>
          </table:table-cell>
          <table:table-cell table:formula="of:=VLOOKUP([.B274];[$'Unique stops'.$A$2:$'Unique stops'.$B$117];2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Žitnjak</text:p>
          </table:table-cell>
          <table:table-cell office:value-type="float" office:value="0" calcext:value-type="float">
            <text:p>0</text:p>
          </table:table-cell>
          <table:table-cell table:formula="of:=VLOOKUP([.B275];[$'Unique stops'.$A$2:$'Unique stops'.$B$117];2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Čavićeva</text:p>
          </table:table-cell>
          <table:table-cell office:value-type="float" office:value="1" calcext:value-type="float">
            <text:p>1</text:p>
          </table:table-cell>
          <table:table-cell table:formula="of:=VLOOKUP([.B276];[$'Unique stops'.$A$2:$'Unique stops'.$B$117];2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taldićeva</text:p>
          </table:table-cell>
          <table:table-cell office:value-type="float" office:value="3" calcext:value-type="float">
            <text:p>3</text:p>
          </table:table-cell>
          <table:table-cell table:formula="of:=VLOOKUP([.B277];[$'Unique stops'.$A$2:$'Unique stops'.$B$117];2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erenščica</text:p>
          </table:table-cell>
          <table:table-cell office:value-type="float" office:value="4" calcext:value-type="float">
            <text:p>4</text:p>
          </table:table-cell>
          <table:table-cell table:formula="of:=VLOOKUP([.B278];[$'Unique stops'.$A$2:$'Unique stops'.$B$117];2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vanićgradska</text:p>
          </table:table-cell>
          <table:table-cell office:value-type="float" office:value="5" calcext:value-type="float">
            <text:p>5</text:p>
          </table:table-cell>
          <table:table-cell table:formula="of:=VLOOKUP([.B279];[$'Unique stops'.$A$2:$'Unique stops'.$B$117];2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nje Svetice</text:p>
          </table:table-cell>
          <table:table-cell office:value-type="float" office:value="7" calcext:value-type="float">
            <text:p>7</text:p>
          </table:table-cell>
          <table:table-cell table:formula="of:=VLOOKUP([.B280];[$'Unique stops'.$A$2:$'Unique stops'.$B$117];2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einzelova</text:p>
          </table:table-cell>
          <table:table-cell office:value-type="float" office:value="9" calcext:value-type="float">
            <text:p>9</text:p>
          </table:table-cell>
          <table:table-cell table:formula="of:=VLOOKUP([.B281];[$'Unique stops'.$A$2:$'Unique stops'.$B$117];2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dnička</text:p>
          </table:table-cell>
          <table:table-cell office:value-type="float" office:value="12" calcext:value-type="float">
            <text:p>12</text:p>
          </table:table-cell>
          <table:table-cell table:formula="of:=VLOOKUP([.B282];[$'Unique stops'.$A$2:$'Unique stops'.$B$117];2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lipska</text:p>
          </table:table-cell>
          <table:table-cell office:value-type="float" office:value="13" calcext:value-type="float">
            <text:p>13</text:p>
          </table:table-cell>
          <table:table-cell table:formula="of:=VLOOKUP([.B283];[$'Unique stops'.$A$2:$'Unique stops'.$B$117];2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ržićeva</text:p>
          </table:table-cell>
          <table:table-cell office:value-type="float" office:value="15" calcext:value-type="float">
            <text:p>15</text:p>
          </table:table-cell>
          <table:table-cell table:formula="of:=VLOOKUP([.B284];[$'Unique stops'.$A$2:$'Unique stops'.$B$117];2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ojarska</text:p>
          </table:table-cell>
          <table:table-cell office:value-type="float" office:value="17" calcext:value-type="float">
            <text:p>17</text:p>
          </table:table-cell>
          <table:table-cell table:formula="of:=VLOOKUP([.B285];[$'Unique stops'.$A$2:$'Unique stops'.$B$117];2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ruge</text:p>
          </table:table-cell>
          <table:table-cell office:value-type="float" office:value="18" calcext:value-type="float">
            <text:p>18</text:p>
          </table:table-cell>
          <table:table-cell table:formula="of:=VLOOKUP([.B286];[$'Unique stops'.$A$2:$'Unique stops'.$B$117];2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isinski</text:p>
          </table:table-cell>
          <table:table-cell office:value-type="float" office:value="21" calcext:value-type="float">
            <text:p>21</text:p>
          </table:table-cell>
          <table:table-cell table:formula="of:=VLOOKUP([.B287];[$'Unique stops'.$A$2:$'Unique stops'.$B$117];2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ramarska</text:p>
          </table:table-cell>
          <table:table-cell office:value-type="float" office:value="22" calcext:value-type="float">
            <text:p>22</text:p>
          </table:table-cell>
          <table:table-cell table:formula="of:=VLOOKUP([.B288];[$'Unique stops'.$A$2:$'Unique stops'.$B$117];2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eučilišna al.</text:p>
          </table:table-cell>
          <table:table-cell office:value-type="float" office:value="24" calcext:value-type="float">
            <text:p>24</text:p>
          </table:table-cell>
          <table:table-cell table:formula="of:=VLOOKUP([.B289];[$'Unique stops'.$A$2:$'Unique stops'.$B$117];2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agrepčanka</text:p>
          </table:table-cell>
          <table:table-cell office:value-type="float" office:value="26" calcext:value-type="float">
            <text:p>26</text:p>
          </table:table-cell>
          <table:table-cell table:formula="of:=VLOOKUP([.B290];[$'Unique stops'.$A$2:$'Unique stops'.$B$117];2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udentski centar</text:p>
          </table:table-cell>
          <table:table-cell office:value-type="float" office:value="28" calcext:value-type="float">
            <text:p>28</text:p>
          </table:table-cell>
          <table:table-cell table:formula="of:=VLOOKUP([.B291];[$'Unique stops'.$A$2:$'Unique stops'.$B$117];2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odnikova</text:p>
          </table:table-cell>
          <table:table-cell office:value-type="float" office:value="30" calcext:value-type="float">
            <text:p>30</text:p>
          </table:table-cell>
          <table:table-cell table:formula="of:=VLOOKUP([.B292];[$'Unique stops'.$A$2:$'Unique stops'.$B$117];2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g Republike Hrvatske</text:p>
          </table:table-cell>
          <table:table-cell office:value-type="float" office:value="32" calcext:value-type="float">
            <text:p>32</text:p>
          </table:table-cell>
          <table:table-cell table:formula="of:=VLOOKUP([.B293];[$'Unique stops'.$A$2:$'Unique stops'.$B$117];2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ankopanska</text:p>
          </table:table-cell>
          <table:table-cell office:value-type="float" office:value="34" calcext:value-type="float">
            <text:p>34</text:p>
          </table:table-cell>
          <table:table-cell table:formula="of:=VLOOKUP([.B294];[$'Unique stops'.$A$2:$'Unique stops'.$B$117];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g bana J. Jelačića</text:p>
          </table:table-cell>
          <table:table-cell office:value-type="float" office:value="37" calcext:value-type="float">
            <text:p>37</text:p>
          </table:table-cell>
          <table:table-cell table:formula="of:=VLOOKUP([.B295];[$'Unique stops'.$A$2:$'Unique stops'.$B$117];2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rinjevac</text:p>
          </table:table-cell>
          <table:table-cell office:value-type="float" office:value="39" calcext:value-type="float">
            <text:p>39</text:p>
          </table:table-cell>
          <table:table-cell table:formula="of:=VLOOKUP([.B296];[$'Unique stops'.$A$2:$'Unique stops'.$B$117];2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lavni kolodvor</text:p>
          </table:table-cell>
          <table:table-cell office:value-type="float" office:value="41" calcext:value-type="float">
            <text:p>41</text:p>
          </table:table-cell>
          <table:table-cell table:formula="of:=VLOOKUP([.B297];[$'Unique stops'.$A$2:$'Unique stops'.$B$117];2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animirova</text:p>
          </table:table-cell>
          <table:table-cell office:value-type="float" office:value="43" calcext:value-type="float">
            <text:p>43</text:p>
          </table:table-cell>
          <table:table-cell table:formula="of:=VLOOKUP([.B298];[$'Unique stops'.$A$2:$'Unique stops'.$B$117];2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heraton</text:p>
          </table:table-cell>
          <table:table-cell office:value-type="float" office:value="46" calcext:value-type="float">
            <text:p>46</text:p>
          </table:table-cell>
          <table:table-cell table:formula="of:=VLOOKUP([.B299];[$'Unique stops'.$A$2:$'Unique stops'.$B$117];2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g žrtava fašizma</text:p>
          </table:table-cell>
          <table:table-cell office:value-type="float" office:value="47" calcext:value-type="float">
            <text:p>47</text:p>
          </table:table-cell>
          <table:table-cell table:formula="of:=VLOOKUP([.B300];[$'Unique stops'.$A$2:$'Unique stops'.$B$117];2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Šubićeva</text:p>
          </table:table-cell>
          <table:table-cell office:value-type="float" office:value="49" calcext:value-type="float">
            <text:p>49</text:p>
          </table:table-cell>
          <table:table-cell table:formula="of:=VLOOKUP([.B301];[$'Unique stops'.$A$2:$'Unique stops'.$B$117];2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žnica Kvatrić</text:p>
          </table:table-cell>
          <table:table-cell office:value-type="float" office:value="51" calcext:value-type="float">
            <text:p>51</text:p>
          </table:table-cell>
          <table:table-cell table:formula="of:=VLOOKUP([.B302];[$'Unique stops'.$A$2:$'Unique stops'.$B$117];2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vaternikov trg</text:p>
          </table:table-cell>
          <table:table-cell office:value-type="float" office:value="52" calcext:value-type="float">
            <text:p>52</text:p>
          </table:table-cell>
          <table:table-cell table:formula="of:=VLOOKUP([.B303];[$'Unique stops'.$A$2:$'Unique stops'.$B$117];2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haljevac</text:p>
          </table:table-cell>
          <table:table-cell office:value-type="float" office:value="0" calcext:value-type="float">
            <text:p>0</text:p>
          </table:table-cell>
          <table:table-cell table:formula="of:=VLOOKUP([.B304];[$'Unique stops'.$A$2:$'Unique stops'.$B$117];2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andrićeva</text:p>
          </table:table-cell>
          <table:table-cell office:value-type="float" office:value="2" calcext:value-type="float">
            <text:p>2</text:p>
          </table:table-cell>
          <table:table-cell table:formula="of:=VLOOKUP([.B305];[$'Unique stops'.$A$2:$'Unique stops'.$B$117];2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dićevo šetalište</text:p>
          </table:table-cell>
          <table:table-cell office:value-type="float" office:value="4" calcext:value-type="float">
            <text:p>4</text:p>
          </table:table-cell>
          <table:table-cell table:formula="of:=VLOOKUP([.B306];[$'Unique stops'.$A$2:$'Unique stops'.$B$117];2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pčeva zvijezda</text:p>
          </table:table-cell>
          <table:table-cell office:value-type="float" office:value="6" calcext:value-type="float">
            <text:p>6</text:p>
          </table:table-cell>
          <table:table-cell table:formula="of:=VLOOKUP([.B307];[$'Unique stops'.$A$2:$'Unique stops'.$B$117];2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ostenčeva</text:p>
          </table:table-cell>
          <table:table-cell office:value-type="float" office:value="8" calcext:value-type="float">
            <text:p>8</text:p>
          </table:table-cell>
          <table:table-cell table:formula="of:=VLOOKUP([.B308];[$'Unique stops'.$A$2:$'Unique stops'.$B$117];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škovićeva</text:p>
          </table:table-cell>
          <table:table-cell office:value-type="float" office:value="10" calcext:value-type="float">
            <text:p>10</text:p>
          </table:table-cell>
          <table:table-cell table:formula="of:=VLOOKUP([.B309];[$'Unique stops'.$A$2:$'Unique stops'.$B$117];2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raškovićeva</text:p>
          </table:table-cell>
          <table:table-cell office:value-type="float" office:value="13" calcext:value-type="float">
            <text:p>13</text:p>
          </table:table-cell>
          <table:table-cell table:formula="of:=VLOOKUP([.B310];[$'Unique stops'.$A$2:$'Unique stops'.$B$117];2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g bana J. Jelačića</text:p>
          </table:table-cell>
          <table:table-cell office:value-type="float" office:value="16" calcext:value-type="float">
            <text:p>16</text:p>
          </table:table-cell>
          <table:table-cell table:formula="of:=VLOOKUP([.B311];[$'Unique stops'.$A$2:$'Unique stops'.$B$117];2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nkopanska</text:p>
          </table:table-cell>
          <table:table-cell office:value-type="float" office:value="19" calcext:value-type="float">
            <text:p>19</text:p>
          </table:table-cell>
          <table:table-cell table:formula="of:=VLOOKUP([.B312];[$'Unique stops'.$A$2:$'Unique stops'.$B$117];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g Republike Hrvatske</text:p>
          </table:table-cell>
          <table:table-cell office:value-type="float" office:value="21" calcext:value-type="float">
            <text:p>21</text:p>
          </table:table-cell>
          <table:table-cell table:formula="of:=VLOOKUP([.B313];[$'Unique stops'.$A$2:$'Unique stops'.$B$117];2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odnikova</text:p>
          </table:table-cell>
          <table:table-cell office:value-type="float" office:value="22" calcext:value-type="float">
            <text:p>22</text:p>
          </table:table-cell>
          <table:table-cell table:formula="of:=VLOOKUP([.B314];[$'Unique stops'.$A$2:$'Unique stops'.$B$117];2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udentski centar</text:p>
          </table:table-cell>
          <table:table-cell office:value-type="float" office:value="24" calcext:value-type="float">
            <text:p>24</text:p>
          </table:table-cell>
          <table:table-cell table:formula="of:=VLOOKUP([.B315];[$'Unique stops'.$A$2:$'Unique stops'.$B$117];2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Zagrepčanka</text:p>
          </table:table-cell>
          <table:table-cell office:value-type="float" office:value="26" calcext:value-type="float">
            <text:p>26</text:p>
          </table:table-cell>
          <table:table-cell table:formula="of:=VLOOKUP([.B316];[$'Unique stops'.$A$2:$'Unique stops'.$B$117];2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čiteljski fakultet</text:p>
          </table:table-cell>
          <table:table-cell office:value-type="float" office:value="27" calcext:value-type="float">
            <text:p>27</text:p>
          </table:table-cell>
          <table:table-cell table:formula="of:=VLOOKUP([.B317];[$'Unique stops'.$A$2:$'Unique stops'.$B$117];2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jesnik</text:p>
          </table:table-cell>
          <table:table-cell office:value-type="float" office:value="28" calcext:value-type="float">
            <text:p>28</text:p>
          </table:table-cell>
          <table:table-cell table:formula="of:=VLOOKUP([.B318];[$'Unique stops'.$A$2:$'Unique stops'.$B$117];2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isavlje</text:p>
          </table:table-cell>
          <table:table-cell office:value-type="float" office:value="30" calcext:value-type="float">
            <text:p>30</text:p>
          </table:table-cell>
          <table:table-cell table:formula="of:=VLOOKUP([.B319];[$'Unique stops'.$A$2:$'Unique stops'.$B$117];2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slačka</text:p>
          </table:table-cell>
          <table:table-cell office:value-type="float" office:value="31" calcext:value-type="float">
            <text:p>31</text:p>
          </table:table-cell>
          <table:table-cell table:formula="of:=VLOOKUP([.B320];[$'Unique stops'.$A$2:$'Unique stops'.$B$117];2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. dom S. Radić</text:p>
          </table:table-cell>
          <table:table-cell office:value-type="float" office:value="32" calcext:value-type="float">
            <text:p>32</text:p>
          </table:table-cell>
          <table:table-cell table:formula="of:=VLOOKUP([.B321];[$'Unique stops'.$A$2:$'Unique stops'.$B$117];2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ena Zagreb</text:p>
          </table:table-cell>
          <table:table-cell office:value-type="float" office:value="35" calcext:value-type="float">
            <text:p>35</text:p>
          </table:table-cell>
          <table:table-cell table:formula="of:=VLOOKUP([.B322];[$'Unique stops'.$A$2:$'Unique stops'.$B$117];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vski gaj</text:p>
          </table:table-cell>
          <table:table-cell office:value-type="float" office:value="36" calcext:value-type="float">
            <text:p>36</text:p>
          </table:table-cell>
          <table:table-cell table:formula="of:=VLOOKUP([.B323];[$'Unique stops'.$A$2:$'Unique stops'.$B$117];2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nsko</text:p>
          </table:table-cell>
          <table:table-cell office:value-type="float" office:value="38" calcext:value-type="float">
            <text:p>38</text:p>
          </table:table-cell>
          <table:table-cell table:formula="of:=VLOOKUP([.B324];[$'Unique stops'.$A$2:$'Unique stops'.$B$117];2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lesajam</text:p>
          </table:table-cell>
          <table:table-cell office:value-type="float" office:value="39" calcext:value-type="float">
            <text:p>39</text:p>
          </table:table-cell>
          <table:table-cell table:formula="of:=VLOOKUP([.B325];[$'Unique stops'.$A$2:$'Unique stops'.$B$117];2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zej suv.umjetnosti</text:p>
          </table:table-cell>
          <table:table-cell office:value-type="float" office:value="41" calcext:value-type="float">
            <text:p>41</text:p>
          </table:table-cell>
          <table:table-cell table:formula="of:=VLOOKUP([.B326];[$'Unique stops'.$A$2:$'Unique stops'.$B$117];2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pot</text:p>
          </table:table-cell>
          <table:table-cell office:value-type="float" office:value="43" calcext:value-type="float">
            <text:p>43</text:p>
          </table:table-cell>
          <table:table-cell table:formula="of:=VLOOKUP([.B327];[$'Unique stops'.$A$2:$'Unique stops'.$B$117];2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redišće</text:p>
          </table:table-cell>
          <table:table-cell office:value-type="float" office:value="44" calcext:value-type="float">
            <text:p>44</text:p>
          </table:table-cell>
          <table:table-cell table:formula="of:=VLOOKUP([.B328];[$'Unique stops'.$A$2:$'Unique stops'.$B$117];2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trina</text:p>
          </table:table-cell>
          <table:table-cell office:value-type="float" office:value="46" calcext:value-type="float">
            <text:p>46</text:p>
          </table:table-cell>
          <table:table-cell table:formula="of:=VLOOKUP([.B329];[$'Unique stops'.$A$2:$'Unique stops'.$B$117];2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Zapruđe</text:p>
          </table:table-cell>
          <table:table-cell office:value-type="float" office:value="46" calcext:value-type="float">
            <text:p>46</text:p>
          </table:table-cell>
          <table:table-cell table:formula="of:=VLOOKUP([.B330];[$'Unique stops'.$A$2:$'Unique stops'.$B$117];2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haljevac</text:p>
          </table:table-cell>
          <table:table-cell office:value-type="float" office:value="0" calcext:value-type="float">
            <text:p>0</text:p>
          </table:table-cell>
          <table:table-cell table:formula="of:=VLOOKUP([.B331];[$'Unique stops'.$A$2:$'Unique stops'.$B$117];2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ačanske stube</text:p>
          </table:table-cell>
          <table:table-cell office:value-type="float" office:value="2" calcext:value-type="float">
            <text:p>2</text:p>
          </table:table-cell>
          <table:table-cell table:formula="of:=VLOOKUP([.B332];[$'Unique stops'.$A$2:$'Unique stops'.$B$117];2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ačanski Mihaljevac</text:p>
          </table:table-cell>
          <table:table-cell office:value-type="float" office:value="4" calcext:value-type="float">
            <text:p>4</text:p>
          </table:table-cell>
          <table:table-cell table:formula="of:=VLOOKUP([.B333];[$'Unique stops'.$A$2:$'Unique stops'.$B$117];2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ačani</text:p>
          </table:table-cell>
          <table:table-cell office:value-type="float" office:value="5" calcext:value-type="float">
            <text:p>5</text:p>
          </table:table-cell>
          <table:table-cell table:formula="of:=VLOOKUP([.B334];[$'Unique stops'.$A$2:$'Unique stops'.$B$117];2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ačansko dolje</text:p>
          </table:table-cell>
          <table:table-cell office:value-type="float" office:value="6" calcext:value-type="float">
            <text:p>6</text:p>
          </table:table-cell>
          <table:table-cell table:formula="of:=VLOOKUP([.B335];[$'Unique stops'.$A$2:$'Unique stops'.$B$117];2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ečko</text:p>
          </table:table-cell>
          <table:table-cell office:value-type="float" office:value="0" calcext:value-type="float">
            <text:p>0</text:p>
          </table:table-cell>
          <table:table-cell table:formula="of:=VLOOKUP([.B336];[$'Unique stops'.$A$2:$'Unique stops'.$B$117];2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lavenskog</text:p>
          </table:table-cell>
          <table:table-cell office:value-type="float" office:value="2" calcext:value-type="float">
            <text:p>2</text:p>
          </table:table-cell>
          <table:table-cell table:formula="of:=VLOOKUP([.B337];[$'Unique stops'.$A$2:$'Unique stops'.$B$117];2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. Radev</text:p>
          </table:table-cell>
          <table:table-cell office:value-type="float" office:value="3" calcext:value-type="float">
            <text:p>3</text:p>
          </table:table-cell>
          <table:table-cell table:formula="of:=VLOOKUP([.B338];[$'Unique stops'.$A$2:$'Unique stops'.$B$117];2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etrovaradinska</text:p>
          </table:table-cell>
          <table:table-cell office:value-type="float" office:value="4" calcext:value-type="float">
            <text:p>4</text:p>
          </table:table-cell>
          <table:table-cell table:formula="of:=VLOOKUP([.B339];[$'Unique stops'.$A$2:$'Unique stops'.$B$117];2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rbani</text:p>
          </table:table-cell>
          <table:table-cell office:value-type="float" office:value="7" calcext:value-type="float">
            <text:p>7</text:p>
          </table:table-cell>
          <table:table-cell table:formula="of:=VLOOKUP([.B340];[$'Unique stops'.$A$2:$'Unique stops'.$B$117];2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rvatskog sokola</text:p>
          </table:table-cell>
          <table:table-cell office:value-type="float" office:value="9" calcext:value-type="float">
            <text:p>9</text:p>
          </table:table-cell>
          <table:table-cell table:formula="of:=VLOOKUP([.B341];[$'Unique stops'.$A$2:$'Unique stops'.$B$117];2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run</text:p>
          </table:table-cell>
          <table:table-cell office:value-type="float" office:value="11" calcext:value-type="float">
            <text:p>11</text:p>
          </table:table-cell>
          <table:table-cell table:formula="of:=VLOOKUP([.B342];[$'Unique stops'.$A$2:$'Unique stops'.$B$117];2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rednjaci</text:p>
          </table:table-cell>
          <table:table-cell office:value-type="float" office:value="14" calcext:value-type="float">
            <text:p>14</text:p>
          </table:table-cell>
          <table:table-cell table:formula="of:=VLOOKUP([.B343];[$'Unique stops'.$A$2:$'Unique stops'.$B$117];2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orvati</text:p>
          </table:table-cell>
          <table:table-cell office:value-type="float" office:value="15" calcext:value-type="float">
            <text:p>15</text:p>
          </table:table-cell>
          <table:table-cell table:formula="of:=VLOOKUP([.B344];[$'Unique stops'.$A$2:$'Unique stops'.$B$117];2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nežija</text:p>
          </table:table-cell>
          <table:table-cell office:value-type="float" office:value="16" calcext:value-type="float">
            <text:p>16</text:p>
          </table:table-cell>
          <table:table-cell table:formula="of:=VLOOKUP([.B345];[$'Unique stops'.$A$2:$'Unique stops'.$B$117];2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. dom S. Radić</text:p>
          </table:table-cell>
          <table:table-cell office:value-type="float" office:value="18" calcext:value-type="float">
            <text:p>18</text:p>
          </table:table-cell>
          <table:table-cell table:formula="of:=VLOOKUP([.B346];[$'Unique stops'.$A$2:$'Unique stops'.$B$117];2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eslačka</text:p>
          </table:table-cell>
          <table:table-cell office:value-type="float" office:value="20" calcext:value-type="float">
            <text:p>20</text:p>
          </table:table-cell>
          <table:table-cell table:formula="of:=VLOOKUP([.B347];[$'Unique stops'.$A$2:$'Unique stops'.$B$117];2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isavlje</text:p>
          </table:table-cell>
          <table:table-cell office:value-type="float" office:value="21" calcext:value-type="float">
            <text:p>21</text:p>
          </table:table-cell>
          <table:table-cell table:formula="of:=VLOOKUP([.B348];[$'Unique stops'.$A$2:$'Unique stops'.$B$117];2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jesnik</text:p>
          </table:table-cell>
          <table:table-cell office:value-type="float" office:value="24" calcext:value-type="float">
            <text:p>24</text:p>
          </table:table-cell>
          <table:table-cell table:formula="of:=VLOOKUP([.B349];[$'Unique stops'.$A$2:$'Unique stops'.$B$117];2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čiteljski fakultet</text:p>
          </table:table-cell>
          <table:table-cell office:value-type="float" office:value="25" calcext:value-type="float">
            <text:p>25</text:p>
          </table:table-cell>
          <table:table-cell table:formula="of:=VLOOKUP([.B350];[$'Unique stops'.$A$2:$'Unique stops'.$B$117];2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agrepčanka</text:p>
          </table:table-cell>
          <table:table-cell office:value-type="float" office:value="29" calcext:value-type="float">
            <text:p>29</text:p>
          </table:table-cell>
          <table:table-cell table:formula="of:=VLOOKUP([.B351];[$'Unique stops'.$A$2:$'Unique stops'.$B$117];2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dentski centar</text:p>
          </table:table-cell>
          <table:table-cell office:value-type="float" office:value="31" calcext:value-type="float">
            <text:p>31</text:p>
          </table:table-cell>
          <table:table-cell table:formula="of:=VLOOKUP([.B352];[$'Unique stops'.$A$2:$'Unique stops'.$B$117];2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odnikova</text:p>
          </table:table-cell>
          <table:table-cell office:value-type="float" office:value="32" calcext:value-type="float">
            <text:p>32</text:p>
          </table:table-cell>
          <table:table-cell table:formula="of:=VLOOKUP([.B353];[$'Unique stops'.$A$2:$'Unique stops'.$B$117];2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g Republike Hrvatske</text:p>
          </table:table-cell>
          <table:table-cell office:value-type="float" office:value="34" calcext:value-type="float">
            <text:p>34</text:p>
          </table:table-cell>
          <table:table-cell table:formula="of:=VLOOKUP([.B354];[$'Unique stops'.$A$2:$'Unique stops'.$B$117];2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nkopanska</text:p>
          </table:table-cell>
          <table:table-cell office:value-type="float" office:value="36" calcext:value-type="float">
            <text:p>36</text:p>
          </table:table-cell>
          <table:table-cell table:formula="of:=VLOOKUP([.B355];[$'Unique stops'.$A$2:$'Unique stops'.$B$117];2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g bana J. Jelačića</text:p>
          </table:table-cell>
          <table:table-cell office:value-type="float" office:value="39" calcext:value-type="float">
            <text:p>39</text:p>
          </table:table-cell>
          <table:table-cell table:formula="of:=VLOOKUP([.B356];[$'Unique stops'.$A$2:$'Unique stops'.$B$117];2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g hrvatskih velikana</text:p>
          </table:table-cell>
          <table:table-cell office:value-type="float" office:value="42" calcext:value-type="float">
            <text:p>42</text:p>
          </table:table-cell>
          <table:table-cell table:formula="of:=VLOOKUP([.B357];[$'Unique stops'.$A$2:$'Unique stops'.$B$117];2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g žrtava fašizma</text:p>
          </table:table-cell>
          <table:table-cell office:value-type="float" office:value="43" calcext:value-type="float">
            <text:p>43</text:p>
          </table:table-cell>
          <table:table-cell table:formula="of:=VLOOKUP([.B358];[$'Unique stops'.$A$2:$'Unique stops'.$B$117];2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Šubićeva</text:p>
          </table:table-cell>
          <table:table-cell office:value-type="float" office:value="46" calcext:value-type="float">
            <text:p>46</text:p>
          </table:table-cell>
          <table:table-cell table:formula="of:=VLOOKUP([.B359];[$'Unique stops'.$A$2:$'Unique stops'.$B$117];2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uškanova</text:p>
          </table:table-cell>
          <table:table-cell office:value-type="float" office:value="47" calcext:value-type="float">
            <text:p>47</text:p>
          </table:table-cell>
          <table:table-cell table:formula="of:=VLOOKUP([.B360];[$'Unique stops'.$A$2:$'Unique stops'.$B$117];2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inzelova</text:p>
          </table:table-cell>
          <table:table-cell office:value-type="float" office:value="49" calcext:value-type="float">
            <text:p>49</text:p>
          </table:table-cell>
          <table:table-cell table:formula="of:=VLOOKUP([.B361];[$'Unique stops'.$A$2:$'Unique stops'.$B$117];2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Šulekova</text:p>
          </table:table-cell>
          <table:table-cell office:value-type="float" office:value="50" calcext:value-type="float">
            <text:p>50</text:p>
          </table:table-cell>
          <table:table-cell table:formula="of:=VLOOKUP([.B362];[$'Unique stops'.$A$2:$'Unique stops'.$B$117];2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arambašićeva</text:p>
          </table:table-cell>
          <table:table-cell office:value-type="float" office:value="51" calcext:value-type="float">
            <text:p>51</text:p>
          </table:table-cell>
          <table:table-cell table:formula="of:=VLOOKUP([.B363];[$'Unique stops'.$A$2:$'Unique stops'.$B$117];2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vetice</text:p>
          </table:table-cell>
          <table:table-cell office:value-type="float" office:value="53" calcext:value-type="float">
            <text:p>53</text:p>
          </table:table-cell>
          <table:table-cell table:formula="of:=VLOOKUP([.B364];[$'Unique stops'.$A$2:$'Unique stops'.$B$117];2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orongaj</text:p>
          </table:table-cell>
          <table:table-cell office:value-type="float" office:value="54" calcext:value-type="float">
            <text:p>54</text:p>
          </table:table-cell>
          <table:table-cell table:formula="of:=VLOOKUP([.B365];[$'Unique stops'.$A$2:$'Unique stops'.$B$117];2)" office:value-type="float" office:value="7" calcext:value-type="float">
            <text:p>7</text:p>
          </table:table-cell>
        </table:table-row>
      </table:table>
      <table:table table:name="Voyages" table:style-name="ta1"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inija</text:p>
          </table:table-cell>
          <table:table-cell office:value-type="string" calcext:value-type="string">
            <text:p>Razdoblje</text:p>
          </table:table-cell>
          <table:table-cell office:value-type="string" calcext:value-type="string">
            <text:p>Učestalost polazaka (min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dni da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dni da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bot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djelj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dni da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dni da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bot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djelj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dni da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bot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djelj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dni da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bot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djelj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dni da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bot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djelj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dni da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dni d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bo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djelj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dni da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ubot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djelj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dni da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bot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djelj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dni da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ubot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djelj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dni da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ubot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djelj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adni da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bot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edjelj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dni da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ubot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edjelja</text:p>
          </table:table-cell>
          <table:table-cell office:value-type="float" office:value="9" calcext:value-type="float">
            <text:p>9</text:p>
          </table:table-cell>
        </table:table-row>
      </table:table>
      <table:table table:name="Unique stops" table:style-name="ta1"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tanica:string</text:p>
          </table:table-cell>
          <table:table-cell office:value-type="string" calcext:value-type="string">
            <text:p>id:ID</text:p>
          </table:table-cell>
        </table:table-row>
        <table:table-row table:style-name="ro1">
          <table:table-cell office:value-type="string" calcext:value-type="string">
            <text:p>Adžij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ja javo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ena Zagre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tobusni kolodvo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dalićev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lostenčev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rongaj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rovj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otanički vr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animirov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animirova tržnic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itanski tr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Čavićev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Črnomerec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Čulinečk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ankovečk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onje Svetic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raškovićev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ržićev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ube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ubrav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lk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erenščic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olnegovićevo naselj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rankopansk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etaldićev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Glavni kolodvo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Gračani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Gračanske stub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Gračanski Mihaljevac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račansko dolj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Grižansk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rškovićev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Gupčeva zvijezd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arambašićev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einzelov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ondlov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orvati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rvatskog sokol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Ivanićgradsk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Jandrićev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Jarun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Jordanovac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Kapucinsk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Kl. za traum.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Knežij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Krug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Kvaternikov trg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isinski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Ljubijsk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jubljanic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. Radev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andaličina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ašićeva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ihaljevac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iramarsk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ost mladosti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unja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Muzej suv.umjetnosti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Nehajska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Olipska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ark Maksimir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etrova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etrovaradinska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Poljanice IV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rečko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risavlje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Radićevo šetalište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Radnička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Ravnic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avišće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avski gaj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avski most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elska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heraton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lavenskog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lavonska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lovenska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opot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redišće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ednjaci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t. dom S. Radić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trojarska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tudentski centar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veti Duh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vetice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veučilišna al.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Šubićeva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Šulekova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alovčeva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ehnički muzej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Trešnjevački trg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Trg bana J. Jelačića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rg dr. F. Tuđmana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Trg hrvatskih velikana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Trg Petra Krešimira IV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Trg Republike Hrvatske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Trg žrtava fašizma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Trnsko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ržnica Kvatrić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uškanova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Učiteljski fakultet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Utrina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Velesajam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Veslačka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Vjesnik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Vodnikova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Vončinina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Vrbani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Vrbik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Zagreb. transporti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Zagrepčanka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Zapadni kolodvor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Zapruđe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Zrinjevac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Žitnjak</text:p>
          </table:table-cell>
          <table:table-cell office:value-type="float" office:value="116" calcext:value-type="float">
            <text:p>116</text:p>
          </table:table-cell>
        </table:table-row>
      </table:table>
      <table:table table:name="Relationships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inija</text:p>
          </table:table-cell>
          <table:table-cell office:value-type="string" calcext:value-type="string">
            <text:p>Id stanice:START_ID</text:p>
          </table:table-cell>
          <table:table-cell office:value-type="string" calcext:value-type="string">
            <text:p>iduca:END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table:formula="of:=[.B3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formula="of:=[.B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B5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B6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[.B7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formula="of:=[.B8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formula="of:=[.B9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formula="of:=[.B1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formula="of:=[.B11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B12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formula="of:=[.B13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B14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B16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formula="of:=[.B17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B18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formula="of:=[.B19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formula="of:=[.B20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B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2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table:formula="of:=[.B2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B2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[.B2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B2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B2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2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B29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formula="of:=[.B30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formula="of:=[.B31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formula="of:=[.B3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B33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[.B34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B35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[.B3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B37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table:formula="of:=[.B38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[.B39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[.B40]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formula="of:=[.B42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formula="of:=[.B43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formula="of:=[.B44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formula="of:=[.B4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46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formula="of:=[.B47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table:formula="of:=[.B48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table:formula="of:=[.B49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formula="of:=[.B50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table:formula="of:=[.B51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formula="of:=[.B5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formula="of:=[.B53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formula="of:=[.B54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[.B5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B56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formula="of:=[.B57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table:formula="of:=[.B58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[.B59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B60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B61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[.B6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B63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B64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table:formula="of:=[.B65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B66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formula="of:=[.B67]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formula="of:=[.B69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formula="of:=[.B70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table:formula="of:=[.B71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table:formula="of:=[.B7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table:formula="of:=[.B73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table:formula="of:=[.B74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table:formula="of:=[.B75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table:formula="of:=[.B7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77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formula="of:=[.B7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B79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formula="of:=[.B80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formula="of:=[.B8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B82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formula="of:=[.B83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formula="of:=[.B84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formula="of:=[.B85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formula="of:=[.B86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[.B87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[.B88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formula="of:=[.B89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formula="of:=[.B90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B91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B92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formula="of:=[.B93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B9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[.B95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[.B9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97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formula="of:=[.B99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formula="of:=[.B100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[.B101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formula="of:=[.B102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table:formula="of:=[.B103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formula="of:=[.B104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formula="of:=[.B105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formula="of:=[.B106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formula="of:=[.B107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formula="of:=[.B108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formula="of:=[.B109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formula="of:=[.B110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formula="of:=[.B111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table:formula="of:=[.B11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formula="of:=[.B113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table:formula="of:=[.B114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formula="of:=[.B115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formula="of:=[.B116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formula="of:=[.B117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formula="of:=[.B118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formula="of:=[.B119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formula="of:=[.B12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[.B12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122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formula="of:=[.B123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formula="of:=[.B12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B125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formula="of:=[.B126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B127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formula="of:=[.B128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[.B129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[.B131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formula="of:=[.B132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table:formula="of:=[.B133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table:formula="of:=[.B134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formula="of:=[.B13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B13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[.B137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table:formula="of:=[.B138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table:formula="of:=[.B139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formula="of:=[.B14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B14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.B14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143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B144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table:formula="of:=[.B145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B14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47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table:formula="of:=[.B148]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formula="of:=[.B149]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formula="of:=[.B15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formula="of:=[.B151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formula="of:=[.B153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table:formula="of:=[.B15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B155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table:formula="of:=[.B156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formula="of:=[.B157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table:formula="of:=[.B158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formula="of:=[.B159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table:formula="of:=[.B160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formula="of:=[.B16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table:formula="of:=[.B162]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formula="of:=[.B163]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formula="of:=[.B164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formula="of:=[.B16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6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B167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table:formula="of:=[.B16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B16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B170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table:formula="of:=[.B171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table:formula="of:=[.B17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formula="of:=[.B173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table:formula="of:=[.B174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B175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table:formula="of:=[.B176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formula="of:=[.B177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[.B17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B179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formula="of:=[.B180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formula="of:=[.B181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[.B18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B18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185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table:formula="of:=[.B187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formula="of:=[.B188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formula="of:=[.B189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[.B19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91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formula="of:=[.B19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B193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formula="of:=[.B194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formula="of:=[.B19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9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B197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[.B198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table:formula="of:=[.B199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B200]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[.B201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table:formula="of:=[.B203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formula="of:=[.B204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[.B205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table:formula="of:=[.B206]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B207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table:formula="of:=[.B208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table:formula="of:=[.B209]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[.B210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formula="of:=[.B21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2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formula="of:=[.B213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table:formula="of:=[.B214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table:formula="of:=[.B21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table:formula="of:=[.B216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formula="of:=[.B217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table:formula="of:=[.B218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[.B219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21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table:formula="of:=[.B222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formula="of:=[.B223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table:formula="of:=[.B224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formula="of:=[.B22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22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[.B227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formula="of:=[.B22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B229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formula="of:=[.B230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formula="of:=[.B231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formula="of:=[.B232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formula="of:=[.B233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B234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formula="of:=[.B235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formula="of:=[.B236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formula="of:=[.B237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38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B239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B24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241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[.B24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[.B24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244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formula="of:=[.B246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table:formula="of:=[.B247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formula="of:=[.B248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table:formula="of:=[.B24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B250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table:formula="of:=[.B251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table:formula="of:=[.B252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table:formula="of:=[.B253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B254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table:formula="of:=[.B25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56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table:formula="of:=[.B257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table:formula="of:=[.B258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formula="of:=[.B259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formula="of:=[.B260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B261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table:formula="of:=[.B26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formula="of:=[.B263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table:formula="of:=[.B265]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formula="of:=[.B266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[.B267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[.B268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[.B269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70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formula="of:=[.B271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table:formula="of:=[.B272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table:formula="of:=[.B273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[.B274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table:formula="of:=[.B275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B276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B277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formula="of:=[.B278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table:formula="of:=[.B279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table:formula="of:=[.B280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table:formula="of:=[.B281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table:formula="of:=[.B282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 table:formula="of:=[.B283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[.B284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table:formula="of:=[.B285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table:formula="of:=[.B286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formula="of:=[.B28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B288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table:formula="of:=[.B289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table:formula="of:=[.B290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formula="of:=[.B291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formula="of:=[.B293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B294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table:formula="of:=[.B295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formula="of:=[.B29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B297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[.B29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[.B299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table:formula="of:=[.B300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formula="of:=[.B301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table:formula="of:=[.B302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table:formula="of:=[.B303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formula="of:=[.B304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table:formula="of:=[.B30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table:formula="of:=[.B306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table:formula="of:=[.B307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table:formula="of:=[.B308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table:formula="of:=[.B309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table:formula="of:=[.B31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B311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table:formula="of:=[.B312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formula="of:=[.B313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table:formula="of:=[.B314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table:formula="of:=[.B315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table:formula="of:=[.B316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formula="of:=[.B31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formula="of:=[.B319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[.B32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[.B321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table:formula="of:=[.B323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table:formula="of:=[.B324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table:formula="of:=[.B325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table:formula="of:=[.B326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formula="of:=[.B327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table:formula="of:=[.B328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formula="of:=[.B329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table:formula="of:=[.B330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B331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formula="of:=[.B332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table:formula="of:=[.B333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table:formula="of:=[.B334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table:formula="of:=[.B335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  <table:table-cell table:formula="of:=[.B33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table:formula="of:=[.B337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2" calcext:value-type="float">
            <text:p>112</text:p>
          </table:table-cell>
          <table:table-cell table:formula="of:=[.B338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table:formula="of:=[.B339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table:formula="of:=[.B340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table:formula="of:=[.B341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formula="of:=[.B342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table:formula="of:=[.B343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table:formula="of:=[.B344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table:formula="of:=[.B345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table:formula="of:=[.B34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  <table:table-cell table:formula="of:=[.B347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formula="of:=[.B348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table:formula="of:=[.B349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[.B350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.00.0000</text:date>, <text:time style:data-style-name="N2" text:time-value="00:54:16.4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28T19:52:17.229000000</meta:creation-date>
    <dc:date>2022-07-01T02:26:55.773000000</dc:date>
    <meta:editing-duration>PT1H59M37S</meta:editing-duration>
    <meta:editing-cycles>39</meta:editing-cycles>
    <meta:generator>LibreOffice/6.3.4.2$Windows_X86_64 LibreOffice_project/60da17e045e08f1793c57c00ba83cdfce946d0aa</meta:generator>
    <meta:document-statistic meta:table-count="4" meta:cell-count="2864" meta:object-count="0"/>
  </office:meta>
</office:document-meta>
</file>